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8">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8889in" style:font-size-asian="0.38889in" style:font-size-complex="0.388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7">
      <style:text-properties fo:font-variant="normal" fo:text-transform="none" fo:color="#00206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8">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2">
      <style:paragraph-properties fo:line-height="13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206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7">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5%" fo:text-align="justify" fo:text-align-last="start" style:tab-stop-distance="1in" fo:margin-left="0in" fo:margin-right="0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3">
      <style:paragraph-properties fo:line-height="105%"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6">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5%"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5%"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00206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1">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0">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1">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2">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2">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4">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text-transform="uppercase" fo:color="#000000" style:text-line-through-type="none" style:text-line-through-style="none" style:text-line-through-width="auto" style:text-line-through-color="font-color" style:text-position="0% 100%" fo:font-family="Times New Roman" style:font-family-asian="SimSun" style:font-family-complex="Times New Roman" style:font-family-generic="roman" style:font-family-generic-complex="roman" style:font-pitch="variable" style:font-pitch-asian="variable" style:font-pitch-complex="variable" fo:font-size="0.25in" style:font-size-asian="0.25in" style:font-size-complex="0.25in" fo:letter-spacing="0in" fo:language="uk" fo:country="UA"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5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3">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2060" style:text-line-through-type="none" style:text-line-through-style="none" style:text-line-through-width="auto" style:text-line-through-color="font-color" style:text-position="0% 100%" fo:font-family="Times New Roman" style:font-family-asian="Times New Roman"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90%" fo:text-align="left" style:tab-stop-distance="1in" fo:margin-left="0in" fo:margin-right="0in" fo:text-indent="0in" fo:margin-top="0.13889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0">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2%" fo:text-align="left" style:tab-stop-distance="1in" fo:margin-left="0in" fo:margin-right="0in" fo:text-indent="0in" fo:margin-top="0.08333in" fo:margin-bottom="0.11111in" style:punctuation-wrap="hanging" style:vertical-align="auto" style:writing-mode="lr-tb">
        <style:tab-stops>
          <style:tab-stop style:position="3.24792in" style:type="center"/>
          <style:tab-stop style:position="6.89097in" style:type="right"/>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8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206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08">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278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278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002060"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206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8">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9">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4546a"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206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206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2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6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25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93">
      <style:paragraph-properties fo:line-height="100%" fo:text-align="justify" fo:text-align-last="star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4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4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206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5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7">
      <style:paragraph-properties fo:line-height="9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4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6">
      <style:paragraph-properties fo:line-height="77%" fo:text-align="justify" fo:text-align-last="star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7">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206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206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56" draw:master-page-name="Master1-Layout1-title-Title-Slide" presentation:presentation-page-layout-name="Master1-PPL1" draw:id="Slide-256">
        <draw:frame draw:id="id63" presentation:style-name="a361" draw:name="Title 1" svg:x="0.4881in" svg:y="0.10714in" svg:width="10.82143in" svg:height="1.75in" presentation:class="title" presentation:placeholder="false">
          <draw:text-box>
            <text:p text:style-name="a360" text:class-names="" text:cond-style-name=""><text:span text:style-name="a357" text:class-names="">Суспільство як <text:s text:c="1"/>цілісна система</text:span><text:span text:style-name="a358" text:class-names=""><text:line-break/></text:span><text:span text:style-name="a359" text:class-names=""/></text:p>
          </draw:text-box>
          <svg:title/>
          <svg:desc/>
        </draw:frame>
        <draw:frame draw:id="id64" presentation:style-name="a377" draw:name="Subtitle 2" svg:x="0.84524in" svg:y="2.26191in" svg:width="11.67857in" svg:height="4.89286in" presentation:class="subtitle" presentation:placeholder="false">
          <draw:text-box>
            <text:p text:style-name="a363" text:class-names="" text:cond-style-name=""><text:span text:style-name="a362" text:class-names="">Вивчення суспільства означає, по суті, виявлення людського в соціальному інституті науки.<text:s text:c="1"/></text:span></text:p>
            <text:p text:style-name="a365" text:class-names="" text:cond-style-name=""><text:span text:style-name="a364" text:class-names=""/></text:p>
            <text:p text:style-name="a369" text:class-names="" text:cond-style-name=""><text:span text:style-name="a366" text:class-names="">«Однак часом <text:s text:c="1"/>виникає підозра <text:s text:c="1"/>що, суспільство це можливо і не існує, адже воно власне кажучи невловиме.<text:s text:c="1"/></text:span><text:span text:style-name="a367" text:class-names="">Ми можемо спостерігати його прояви в людських вчинках, в статистичних даних або у зміні якихось звичних понять. Вплив суспільства подібний повітрю. Ми не бачимо його, але маємо потребу в ньому»</text:span><text:span text:style-name="a368" text:class-names=""/></text:p>
            <text:p text:style-name="a371" text:class-names="" text:cond-style-name=""><text:span text:style-name="a370" text:class-names=""/></text:p>
            <text:p text:style-name="a374" text:class-names="" text:cond-style-name=""><text:span text:style-name="a372" text:class-names="">(Монсон П., 1995).</text:span><text:span text:style-name="a373" text:class-names=""/></text:p>
            <text:p text:style-name="a376" text:class-names="" text:cond-style-name=""><text:span text:style-name="a375" text:class-names=""/></text:p>
          </draw:text-box>
          <svg:title/>
          <svg:desc/>
        </draw:frame>
      </draw:page>
      <draw:page draw:name="Slide28" draw:style-name="a378" draw:master-page-name="Master1-Layout2-obj-Title-and-Content" presentation:presentation-page-layout-name="Master1-PPL2" draw:id="Slide-283">
        <draw:frame draw:id="id65" presentation:style-name="a400" draw:name="Content Placeholder 2" svg:x="0.45833in" svg:y="0.41128in" svg:width="12.41667in" svg:height="6.67743in" presentation:class="outline" presentation:placeholder="false">
          <draw:text-box>
            <text:list text:style-name="a381">
              <text:list-item>
                <text:p text:style-name="a380" text:class-names="" text:cond-style-name=""><text:span text:style-name="a379" text:class-names="">Для вивчення суспільства необхідно підніматися і<text:s text:c="1"/></text:span></text:p>
              </text:list-item>
            </text:list>
            <text:list text:style-name="a385">
              <text:list-item>
                <text:p text:style-name="a384" text:class-names="" text:cond-style-name=""><text:span text:style-name="a382" text:class-names="">спостерігати «абстрактно» :</text:span><text:span text:style-name="a383" text:class-names=""/></text:p>
              </text:list-item>
            </text:list>
            <text:list text:style-name="a389">
              <text:list-item>
                <text:p text:style-name="a388" text:class-names="" text:cond-style-name=""><text:span text:style-name="a386" text:class-names="">Суспільство – структура, що створюється сама, має власні закони, ігнорує волю окремого індивіда.</text:span><text:span text:style-name="a387" text:class-names=""/></text:p>
              </text:list-item>
            </text:list>
            <text:list text:style-name="a393">
              <text:list-item>
                <text:p text:style-name="a392" text:class-names="" text:cond-style-name=""><text:span text:style-name="a390" text:class-names="">Суспільство вчинки людей, сума дій людей.</text:span><text:span text:style-name="a391" text:class-names=""/></text:p>
              </text:list-item>
            </text:list>
            <text:list text:style-name="a396">
              <text:list-item>
                <text:p text:style-name="a395" text:class-names="" text:cond-style-name=""><text:span text:style-name="a394" text:class-names="">Суспільство - процес змін, люди відтворюють і перетворюють процеси (Монсон П., 1995 ).</text:span></text:p>
              </text:list-item>
            </text:list>
            <text:list text:style-name="a399">
              <text:list-item>
                <text:p text:style-name="a398" text:class-names="" text:cond-style-name=""><text:span text:style-name="a397" text:class-names=""/></text:p>
              </text:list-item>
            </text:list>
          </draw:text-box>
          <svg:title/>
          <svg:desc/>
        </draw:frame>
      </draw:page>
      <draw:page draw:name="Slide2" draw:style-name="a401" draw:master-page-name="Master1-Layout2-obj-Title-and-Content" presentation:presentation-page-layout-name="Master1-PPL2" draw:id="Slide-257">
        <draw:frame draw:id="id66" presentation:style-name="a406" draw:name="Title 1" svg:x="0in" svg:y="-0.08333in" svg:width="12.22619in" svg:height="0.83333in" presentation:class="title" presentation:placeholder="false">
          <draw:text-box>
            <text:p text:style-name="a405" text:class-names="" text:cond-style-name=""><text:span text:style-name="a402" text:class-names=""><text:line-break/>Теоретична інтерпретація поняття суспільство.</text:span><text:span text:style-name="a403" text:class-names=""><text:line-break/></text:span><text:span text:style-name="a404" text:class-names=""/></text:p>
          </draw:text-box>
          <svg:title/>
          <svg:desc/>
        </draw:frame>
        <draw:frame draw:id="id67" presentation:style-name="a522" draw:name="Content Placeholder 2" svg:x="0in" svg:y="0.75in" svg:width="13.33333in" svg:height="6.75in" presentation:class="outline" presentation:placeholder="false">
          <draw:text-box>
            <text:list text:style-name="a440">
              <text:list-item>
                <text:p text:style-name="a439" text:class-names="" text:cond-style-name=""><text:span text:style-name="a407" text:class-names="">Соціальна система — це цілісне утворення, основним елементом якого є люди, їхні зв’язки, взаємодії і взаємини.<text:s text:c="1"/></text:span><text:span text:style-name="a408" text:class-names="">Макрорівень</text:span><text:span text:style-name="a409" text:class-names=""><text:s text:c="1"/>–<text:s text:c="1"/></text:span><text:span text:style-name="a410" text:class-names="">організація</text:span><text:span text:style-name="a411" text:class-names=""><text:s text:c="1"/>і<text:s text:c="1"/></text:span><text:span text:style-name="a412" text:class-names="">функціонування</text:span><text:span text:style-name="a413" text:class-names=""><text:s text:c="1"/></text:span><text:span text:style-name="a414" text:class-names="">суспільства</text:span><text:span text:style-name="a415" text:class-names=""><text:s text:c="1"/>як<text:s text:c="1"/></text:span><text:span text:style-name="a416" text:class-names="">єдиного</text:span><text:span text:style-name="a417" text:class-names=""><text:s text:c="1"/></text:span><text:span text:style-name="a418" text:class-names="">цілого</text:span><text:span text:style-name="a419" text:class-names="">,<text:s text:c="1"/></text:span><text:span text:style-name="a420" text:class-names="">мезорівень</text:span><text:span text:style-name="a421" text:class-names=""><text:s text:c="1"/>–<text:s text:c="1"/></text:span><text:span text:style-name="a422" text:class-names="">дослідження</text:span><text:span text:style-name="a423" text:class-names=""><text:s text:c="1"/></text:span><text:span text:style-name="a424" text:class-names="">соціальних</text:span><text:span text:style-name="a425" text:class-names=""><text:s text:c="1"/></text:span><text:span text:style-name="a426" text:class-names="">спільнот</text:span><text:span text:style-name="a427" text:class-names="">,<text:s text:c="1"/></text:span><text:span text:style-name="a428" text:class-names="">мікрорівень</text:span><text:span text:style-name="a429" text:class-names=""><text:s text:c="1"/>—<text:s text:c="1"/></text:span><text:span text:style-name="a430" text:class-names="">дослідження</text:span><text:span text:style-name="a431" text:class-names=""><text:s text:c="1"/>й<text:s text:c="1"/></text:span><text:span text:style-name="a432" text:class-names="">тлумачення</text:span><text:span text:style-name="a433" text:class-names=""><text:s text:c="1"/></text:span><text:span text:style-name="a434" text:class-names="">дій</text:span><text:span text:style-name="a435" text:class-names=""><text:s text:c="1"/></text:span><text:span text:style-name="a436" text:class-names="">індивіда</text:span><text:span text:style-name="a437" text:class-names=""><text:s text:c="1"/>.</text:span><text:span text:style-name="a438" text:class-names=""/></text:p>
              </text:list-item>
            </text:list>
            <text:list text:style-name="a455">
              <text:list-item>
                <text:p text:style-name="a454" text:class-names="" text:cond-style-name=""><text:span text:style-name="a441" text:class-names="">Суспільство</text:span><text:span text:style-name="a442" text:class-names=""><text:s text:c="1"/>як система структурно<text:s text:c="1"/></text:span><text:span text:style-name="a443" text:class-names="">складається</text:span><text:span text:style-name="a444" text:class-names=""><text:s text:c="1"/></text:span><text:span text:style-name="a445" text:class-names="">із</text:span><text:span text:style-name="a446" text:class-names=""><text:s text:c="1"/></text:span><text:span text:style-name="a447" text:class-names="">людства</text:span><text:span text:style-name="a448" text:class-names=""><text:s text:c="1"/>в<text:s text:c="1"/></text:span><text:span text:style-name="a449" text:class-names="">цілому</text:span><text:span text:style-name="a450" text:class-names=""><text:s text:c="1"/>(</text:span><text:span text:style-name="a451" text:class-names="">макрорівень</text:span><text:span text:style-name="a452" text:class-names=""><text:s text:c="1"/>–</text:span><text:span text:style-name="a453" text:class-names=""><text:s text:c="1"/></text:span></text:p>
              </text:list-item>
            </text:list>
            <text:list text:style-name="a459">
              <text:list-item>
                <text:p text:style-name="a458" text:class-names="" text:cond-style-name=""><text:span text:style-name="a456" text:class-names="">Sustainable development goals<text:s text:c="1"/></text:span><text:span text:style-name="a457" text:class-names="">Цілі сталого розвитку (ЦСР), які ще називають “Глобальними цілями” — це загальний заклик до дій, спрямованих на те, щоб покінчити з бідністю, захистити планету і забезпечити мир і процвітання для всіх людей у світі. Нові сфери: кліматичні зміни, економічна нерівність, інновації, стале споживання, мир і справедливість. Цілі є взаємопов'язаними — ключем до успіху в одній із них є вирішення питань, загалом пов'язаних із іншими.</text:span></text:p>
              </text:list-item>
            </text:list>
            <text:list text:style-name="a462">
              <text:list-item>
                <text:p text:style-name="a461" text:class-names="" text:cond-style-name=""><text:span text:style-name="a460" text:class-names="">https://www.undp.org/uk/ukraine</text:span></text:p>
              </text:list-item>
            </text:list>
            <text:list text:style-name="a496">
              <text:list-item>
                <text:p text:style-name="a495" text:class-names="" text:cond-style-name=""><text:span text:style-name="a463" text:class-names="">Суспільство</text:span><text:span text:style-name="a464" text:class-names=""><text:s text:c="1"/></text:span><text:span text:style-name="a465" text:class-names="">як система структурно<text:s text:c="1"/></text:span><text:span text:style-name="a466" text:class-names="">складається</text:span><text:span text:style-name="a467" text:class-names=""><text:s text:c="1"/></text:span><text:span text:style-name="a468" text:class-names="">із</text:span><text:span text:style-name="a469" text:class-names=""><text:s text:c="1"/></text:span><text:span text:style-name="a470" text:class-names="">соціальних</text:span><text:span text:style-name="a471" text:class-names=""><text:s text:c="1"/></text:span><text:span text:style-name="a472" text:class-names="">спільнот</text:span><text:span text:style-name="a473" text:class-names=""><text:s text:c="1"/>з<text:s text:c="1"/></text:span><text:span text:style-name="a474" text:class-names="">утвореними</text:span><text:span text:style-name="a475" text:class-names=""><text:s text:c="1"/>ними<text:s text:c="1"/></text:span><text:span text:style-name="a476" text:class-names="">соціальними</text:span><text:span text:style-name="a477" text:class-names=""><text:s text:c="1"/></text:span><text:span text:style-name="a478" text:class-names="">інститутами</text:span><text:span text:style-name="a479" text:class-names=""><text:s text:c="1"/></text:span><text:span text:style-name="a480" text:class-names="">(</text:span><text:span text:style-name="a481" text:class-names="">мезорівень</text:span><text:span text:style-name="a482" text:class-names=""><text:s text:c="1"/>-<text:s text:c="1"/></text:span><text:span text:style-name="a483" text:class-names="">У більш оптимістичному сценарії нове покоління прийме домінування інформаційних технологій і буде відчувати себе<text:s text:c="1"/></text:span><text:span text:style-name="a484" text:class-names="">комфортно</text:span><text:span text:style-name="a485" text:class-names=""><text:s text:c="1"/>в такому світі. У менш оптимістичному –<text:s text:c="1"/></text:span><text:span text:style-name="a486" text:class-names="">міленіали</text:span><text:span text:style-name="a487" text:class-names=""><text:s text:c="1"/>масово будуть байдужі до більш досконалого майбутнього, призначеному для всіх, залишаючись чутливими тільки до локально власного теперішнього<text:s text:c="1"/></text:span><text:span text:style-name="a488" text:class-names="">(</text:span><text:span text:style-name="a489" text:class-names="">Коваліско</text:span><text:span text:style-name="a490" text:class-names=""><text:s text:c="1"/>Н, 2022</text:span><text:span text:style-name="a491" text:class-names="">)</text:span><text:span text:style-name="a492" text:class-names="">.</text:span><text:span text:style-name="a493" text:class-names="">)</text:span><text:span text:style-name="a494" text:class-names=""><text:s text:c="1"/></text:span></text:p>
              </text:list-item>
            </text:list>
            <text:list text:style-name="a499">
              <text:list-item>
                <text:p text:style-name="a498" text:class-names="" text:cond-style-name=""><text:span text:style-name="a497" text:class-names="">Deloitte Global 2022 Gen Z and Millennial Survey</text:span></text:p>
              </text:list-item>
            </text:list>
            <text:list text:style-name="a509">
              <text:list-item>
                <text:p text:style-name="a508" text:class-names="" text:cond-style-name=""><text:span text:style-name="a500" text:class-names="">Опитування, яке триває вже 11-й рік поспіль, виявило, що покоління<text:s text:c="1"/></text:span><text:span text:style-name="a501" text:class-names="">Z<text:s text:c="1"/></text:span><text:span text:style-name="a502" text:class-names="">і<text:s text:c="1"/></text:span><text:span text:style-name="a503" text:class-names="">мілленіали</text:span><text:span text:style-name="a504" text:class-names=""><text:s text:c="1"/>прагнуть до балансу та виступають за зміни</text:span><text:span text:style-name="a505" text:class-names="">.</text:span><text:span text:style-name="a506" text:class-names=""><text:s text:c="1"/></text:span><text:span text:style-name="a507" text:class-names="">https://www.deloitte.com/global/en/issues/work/genzmillennialsurvey-2022.html</text:span></text:p>
              </text:list-item>
            </text:list>
            <text:list text:style-name="a512">
              <text:list-item>
                <text:p text:style-name="a511" text:class-names="" text:cond-style-name=""><text:span text:style-name="a510" text:class-names=""/></text:p>
              </text:list-item>
            </text:list>
            <text:list text:style-name="a515">
              <text:list-item>
                <text:p text:style-name="a514" text:class-names="" text:cond-style-name=""><text:span text:style-name="a513" text:class-names=""/></text:p>
              </text:list-item>
            </text:list>
            <text:list text:style-name="a518">
              <text:list-item>
                <text:p text:style-name="a517" text:class-names="" text:cond-style-name=""><text:span text:style-name="a516" text:class-names=""/></text:p>
              </text:list-item>
            </text:list>
            <text:list text:style-name="a521">
              <text:list-item>
                <text:p text:style-name="a520" text:class-names="" text:cond-style-name=""><text:span text:style-name="a519" text:class-names=""/></text:p>
              </text:list-item>
            </text:list>
          </draw:text-box>
          <svg:title/>
          <svg:desc/>
        </draw:frame>
      </draw:page>
      <draw:page draw:name="Slide23" draw:style-name="a523" draw:master-page-name="Master1-Layout2-obj-Title-and-Content" presentation:presentation-page-layout-name="Master1-PPL2" draw:id="Slide-278">
        <draw:frame draw:id="id68" presentation:style-name="a558" draw:name="Content Placeholder 2" svg:x="0in" svg:y="0in" svg:width="13.25in" svg:height="7.5in" presentation:class="outline" presentation:placeholder="false">
          <draw:text-box>
            <text:list text:style-name="a527">
              <text:list-item>
                <text:p text:style-name="a526" text:class-names="" text:cond-style-name=""><text:span text:style-name="a524" text:class-names="">Суспільство як система структурно складається із індивідів (мікрорівень –<text:s text:c="1"/></text:span><text:span text:style-name="a525" text:class-names=""/></text:p>
              </text:list-item>
            </text:list>
            <text:list text:style-name="a532">
              <text:list-item>
                <text:p text:style-name="a531" text:class-names="" text:cond-style-name=""><text:span text:style-name="a528" text:class-names="">«Self-fulfilling prophecy» (SFP) </text:span><text:span text:style-name="a529" text:class-names=""><text:s text:c="1"/></text:span><text:span text:style-name="a530" text:class-names="">«Самореалізоване пророцтво — це, на початку, хибне визначення ситуації, що викликає нову поведінку, яка робить початкову хибну концепцію «істинною».<text:s text:c="1"/></text:span></text:p>
              </text:list-item>
            </text:list>
            <text:list text:style-name="a538">
              <text:list-item>
                <text:p text:style-name="a537" text:class-names="" text:cond-style-name=""><text:span text:style-name="a533" text:class-names="">Якщо люди, які обіймають владу, вважають афроамериканців менш здібними в навчанні, ніж інші групи, і, отже, з меншою ймовірністю досягнуть успіху в школі, вони виділяють менше ресурсів на освіту на основі «хибного» визначення. Через менше ресурсів, гірших вчителів та шкільне середовище, афроамериканські учні <text:s text:c="1"/>гірше вчаться в школі. Первісне пророцтво, здається, підтвердилося. (</text:span><text:span text:style-name="a534" text:class-names="">Роберт Мертон Р.,</text:span><text:span text:style-name="a535" text:class-names="">1948</text:span><text:span text:style-name="a536" text:class-names="">).</text:span></text:p>
              </text:list-item>
            </text:list>
            <text:list text:style-name="a543">
              <text:list-item>
                <text:p text:style-name="a542" text:class-names="" text:cond-style-name=""><text:span text:style-name="a539" text:class-names="">«Коли в людини запитують, чи вважає вона себе моральною людиною, скільки респондентів відповідає позитивно?— Думаю, більшість вважають себе моральними людьми.- Так. У середньому, за різними позиціями, це понад 90%. А коли їх питають про моральність інших людей, як вважаєте?— Найімовірніше, більшість людей вважають оточуючих аморальними<text:s text:c="1"/></text:span><text:span text:style-name="a540" text:class-names="">.</text:span><text:span text:style-name="a541" text:class-names=""/></text:p>
              </text:list-item>
            </text:list>
            <text:list text:style-name="a548">
              <text:list-item>
                <text:p text:style-name="a547" text:class-names="" text:cond-style-name=""><text:span text:style-name="a544" text:class-names="">Замість оцінки дійсності ми створюємо ситуацію, яку вважаємо реальною – ми моральні, а оточуючі — ні. І звідси починаються інтерпретації та самоздійснювані пророцтва. Якщо ви ставитеся до людей, як до аморальних, вони себе, швидше за все, саме так і поводитимуть. Я назвав це феноменом «аморальної більшості»<text:s text:c="1"/></text:span><text:span text:style-name="a545" text:class-names="">Суспільство не може існувати, коли більшість людей є аморальними. Однак йому складно, коли люди так вважають. Суспільство тоді дезінтегрується</text:span><text:span text:style-name="a546" text:class-names="">.</text:span></text:p>
              </text:list-item>
            </text:list>
            <text:list text:style-name="a553">
              <text:list-item>
                <text:p text:style-name="a552" text:class-names="" text:cond-style-name=""><text:span text:style-name="a549" text:class-names="">Алармістські передбачення кліматичних катастроф — це класика, пророцтва, що саморуйнується. Екологи пророкують, що через<text:s text:c="1"/></text:span><text:span text:style-name="a550" text:class-names="">N-</text:span><text:span text:style-name="a551" text:class-names="">у кількість років почнуться незворотні катастрофічні події на планеті, на це починають звертати увагу політики, які вживають певних заходів, і в результаті цей прогноз не збувається, навіть якщо спочатку він був правильним.»</text:span></text:p>
              </text:list-item>
            </text:list>
            <text:list text:style-name="a557">
              <text:list-item>
                <text:p text:style-name="a556" text:class-names="" text:cond-style-name=""><text:span text:style-name="a554" text:class-names=""><text:s text:c="1"/>(Головаха Є., 2024).</text:span><text:span text:style-name="a555" text:class-names=""/></text:p>
              </text:list-item>
            </text:list>
          </draw:text-box>
          <svg:title/>
          <svg:desc/>
        </draw:frame>
      </draw:page>
      <draw:page draw:name="Slide25" draw:style-name="a559" draw:master-page-name="Master1-Layout2-obj-Title-and-Content" presentation:presentation-page-layout-name="Master1-PPL2" draw:id="Slide-280">
        <draw:frame draw:id="id69" presentation:style-name="a594" draw:name="Content Placeholder 2" svg:x="0in" svg:y="0in" svg:width="13.24719in" svg:height="7.5in" presentation:class="outline" presentation:placeholder="false">
          <draw:text-box>
            <text:list text:style-name="a562">
              <text:list-item>
                <text:p text:style-name="a561" text:class-names="" text:cond-style-name=""><text:span text:style-name="a560" text:class-names="">Просіювання даних.</text:span></text:p>
              </text:list-item>
            </text:list>
            <text:list text:style-name="a565">
              <text:list-item>
                <text:p text:style-name="a564" text:class-names="" text:cond-style-name=""><text:span text:style-name="a563" text:class-names="">Багато результатів у соціальній психології базуються на показнику р – значенні імовірності аби результат дослідження був значущим. Проте, якщо вміти талановито обробляти дані, можна отримати значущі результати, хоча насправді вони такими не були. <text:s text:c="1"/>У маркетингу доволі часто використовують такі методи, аби знайти щось, що можна подати клієнту. Тому у сучасних практиках намагаються використовувати й інші показники, для того, щоб перевірити чи відповідає <text:s text:c="1"/>показник р дійсності.<text:s text:c="1"/></text:span></text:p>
              </text:list-item>
            </text:list>
            <text:list text:style-name="a568">
              <text:list-item>
                <text:p text:style-name="a567" text:class-names="" text:cond-style-name=""><text:span text:style-name="a566" text:class-names="">Проблема «дивних» респондентів.</text:span></text:p>
              </text:list-item>
            </text:list>
            <text:list text:style-name="a572">
              <text:list-item>
                <text:p text:style-name="a571" text:class-names="" text:cond-style-name=""><text:span text:style-name="a569" text:class-names="">WEIRD (Western Educated Industrialized Rich Democratic) –<text:s text:c="1"/></text:span><text:span text:style-name="a570" text:class-names="">білі люди з розвинених країн.</text:span></text:p>
              </text:list-item>
            </text:list>
            <text:list text:style-name="a575">
              <text:list-item>
                <text:p text:style-name="a574" text:class-names="" text:cond-style-name=""><text:span text:style-name="a573" text:class-names="">У таких дослідженнях враховуються культурні особливості притаманні цим людям та країнам.</text:span></text:p>
              </text:list-item>
            </text:list>
            <text:list text:style-name="a578">
              <text:list-item>
                <text:p text:style-name="a577" text:class-names="" text:cond-style-name=""><text:span text:style-name="a576" text:class-names="">Індекс суб'єктивної надійності респондента.</text:span></text:p>
              </text:list-item>
            </text:list>
            <text:list text:style-name="a582">
              <text:list-item>
                <text:p text:style-name="a581" text:class-names="" text:cond-style-name=""><text:span text:style-name="a579" text:class-names="">Як ми можемо ставитися до даних, якщо респондент хоче сподобатися і дає відповідні відповіді, а не ті, які відображали б дійсність? Щоб уникнути впливу цього чинника, соціологами створено спеціальні інструкції для інтерв'юерів та методики опитувань.</text:span><text:span text:style-name="a580" text:class-names=""/></text:p>
              </text:list-item>
            </text:list>
            <text:list text:style-name="a587">
              <text:list-item>
                <text:p text:style-name="a586" text:class-names="" text:cond-style-name=""><text:span text:style-name="a583" text:class-names="">Центр відкритої науки (</text:span><text:span text:style-name="a584" text:class-names="">COS)<text:s text:c="1"/></text:span><text:span text:style-name="a585" text:class-names="">був заснований у 2013 році для започаткування, масштабування та підтримки відкритих дослідницьких практик, які демократизують доступ до досліджень, покращать залучення всіх зацікавлених сторін, підвищать відповідальність за доброчесність досліджень, сприятимуть науковому процесу самокоригування, розширити прозорість і обмін усім вмістом досліджень, а також підвищити точність і відтворюваність досліджень.</text:span></text:p>
              </text:list-item>
            </text:list>
            <text:list text:style-name="a590">
              <text:list-item>
                <text:p text:style-name="a589" text:class-names="" text:cond-style-name=""><text:span text:style-name="a588" text:class-names="">https://www.cos.io/about</text:span></text:p>
              </text:list-item>
            </text:list>
            <text:list text:style-name="a593">
              <text:list-item>
                <text:p text:style-name="a592" text:class-names="" text:cond-style-name=""><text:span text:style-name="a591" text:class-names=""/></text:p>
              </text:list-item>
            </text:list>
          </draw:text-box>
          <svg:title/>
          <svg:desc/>
        </draw:frame>
      </draw:page>
      <draw:page draw:name="Slide3" draw:style-name="a595" draw:master-page-name="Master1-Layout2-obj-Title-and-Content" presentation:presentation-page-layout-name="Master1-PPL2" draw:id="Slide-258">
        <draw:frame draw:id="id70" presentation:style-name="a805" draw:name="Content Placeholder 2" svg:x="0.30526in" svg:y="0in" svg:width="12.8495in" svg:height="7.5in" presentation:class="outline" presentation:placeholder="false">
          <draw:text-box>
            <text:list text:style-name="a642">
              <text:list-item>
                <text:p text:style-name="a641" text:class-names="" text:cond-style-name=""><text:span text:style-name="a596" text:class-names="">Суспільство</text:span><text:span text:style-name="a597" text:class-names=""><text:s text:c="1"/>–<text:s text:c="1"/></text:span><text:span text:style-name="a598" text:class-names="">сукупність</text:span><text:span text:style-name="a599" text:class-names=""><text:s text:c="1"/></text:span><text:span text:style-name="a600" text:class-names="">усіх</text:span><text:span text:style-name="a601" text:class-names=""><text:s text:c="1"/></text:span><text:span text:style-name="a602" text:class-names="">засобів</text:span><text:span text:style-name="a603" text:class-names=""><text:s text:c="1"/></text:span><text:span text:style-name="a604" text:class-names="">взаємодії</text:span><text:span text:style-name="a605" text:class-names=""><text:s text:c="1"/>та форм<text:s text:c="1"/></text:span><text:span text:style-name="a606" text:class-names="">об’єднання</text:span><text:span text:style-name="a607" text:class-names=""><text:s text:c="1"/>людей,<text:s text:c="1"/></text:span><text:span text:style-name="a608" text:class-names="">що</text:span><text:span text:style-name="a609" text:class-names=""><text:s text:c="1"/></text:span><text:span text:style-name="a610" text:class-names="">склалися</text:span><text:span text:style-name="a611" text:class-names=""><text:s text:c="1"/></text:span><text:span text:style-name="a612" text:class-names="">історично</text:span><text:span text:style-name="a613" text:class-names=""><text:s text:c="1"/></text:span><text:span text:style-name="a614" text:class-names="">мають</text:span><text:span text:style-name="a615" text:class-names=""><text:s text:c="1"/></text:span><text:span text:style-name="a616" text:class-names="">спільну</text:span><text:span text:style-name="a617" text:class-names=""><text:s text:c="1"/></text:span><text:span text:style-name="a618" text:class-names="">територію</text:span><text:span text:style-name="a619" text:class-names="">,<text:s text:c="1"/></text:span><text:span text:style-name="a620" text:class-names="">загальні</text:span><text:span text:style-name="a621" text:class-names=""><text:s text:c="1"/></text:span><text:span text:style-name="a622" text:class-names="">культурні</text:span><text:span text:style-name="a623" text:class-names=""><text:s text:c="1"/></text:span><text:span text:style-name="a624" text:class-names="">цінності</text:span><text:span text:style-name="a625" text:class-names=""><text:s text:c="1"/>та<text:s text:c="1"/></text:span><text:span text:style-name="a626" text:class-names="">соціальні</text:span><text:span text:style-name="a627" text:class-names=""><text:s text:c="1"/></text:span><text:span text:style-name="a628" text:class-names="">норми</text:span><text:span text:style-name="a629" text:class-names="">,<text:s text:c="1"/></text:span><text:span text:style-name="a630" text:class-names="">харектиризуються</text:span><text:span text:style-name="a631" text:class-names=""><text:s text:c="1"/></text:span><text:span text:style-name="a632" text:class-names="">соціокультурною</text:span><text:span text:style-name="a633" text:class-names=""><text:s text:c="1"/></text:span><text:span text:style-name="a634" text:class-names="">ідентичністю</text:span><text:span text:style-name="a635" text:class-names=""><text:s text:c="1"/></text:span><text:span text:style-name="a636" text:class-names="">її</text:span><text:span text:style-name="a637" text:class-names=""><text:s text:c="1"/></text:span><text:span text:style-name="a638" text:class-names="">членів</text:span><text:span text:style-name="a639" text:class-names="">.</text:span><text:span text:style-name="a640" text:class-names=""/></text:p>
              </text:list-item>
            </text:list>
            <text:list text:style-name="a654">
              <text:list-item>
                <text:p text:style-name="a653" text:class-names="" text:cond-style-name=""><text:span text:style-name="a643" text:class-names="">Об’єднання</text:span><text:span text:style-name="a644" text:class-names=""><text:s text:c="1"/></text:span><text:span text:style-name="a645" text:class-names="">людей, яке<text:s text:c="1"/></text:span><text:span text:style-name="a646" text:class-names="">має</text:span><text:span text:style-name="a647" text:class-names=""><text:s text:c="1"/></text:span><text:span text:style-name="a648" text:class-names="">чотири</text:span><text:span text:style-name="a649" text:class-names=""><text:s text:c="1"/></text:span><text:span text:style-name="a650" text:class-names="">ознаки</text:span><text:span text:style-name="a651" text:class-names="">:</text:span><text:span text:style-name="a652" text:class-names=""/></text:p>
              </text:list-item>
            </text:list>
            <text:list text:style-name="a673">
              <text:list-item>
                <text:p text:style-name="a672" text:class-names="" text:cond-style-name=""><text:span text:style-name="a655" text:class-names="">1.<text:s text:c="1"/></text:span><text:span text:style-name="a656" text:class-names="">самовідтворюється</text:span><text:span text:style-name="a657" text:class-names=""><text:s text:c="1"/>(<text:s text:c="1"/></text:span><text:span text:style-name="a658" text:class-names="">поповнюється</text:span><text:span text:style-name="a659" text:class-names=""><text:s text:c="1"/>за<text:s text:c="1"/></text:span><text:span text:style-name="a660" text:class-names="">рахунок</text:span><text:span text:style-name="a661" text:class-names=""><text:s text:c="1"/></text:span><text:span text:style-name="a662" text:class-names="">народження</text:span><text:span text:style-name="a663" text:class-names=""><text:s text:c="1"/></text:span><text:span text:style-name="a664" text:class-names="">дітей</text:span><text:span text:style-name="a665" text:class-names=""><text:s text:c="1"/>й<text:s text:c="1"/></text:span><text:span text:style-name="a666" text:class-names="">відтворює</text:span><text:span text:style-name="a667" text:class-names=""><text:s text:c="1"/>свою структуру<text:s text:c="1"/></text:span><text:span text:style-name="a668" text:class-names="">діяльністю</text:span><text:span text:style-name="a669" text:class-names=""><text:s text:c="1"/></text:span><text:span text:style-name="a670" text:class-names="">власних</text:span><text:span text:style-name="a671" text:class-names=""><text:s text:c="1"/>людей);</text:span></text:p>
              </text:list-item>
            </text:list>
            <text:list text:style-name="a718">
              <text:list-item>
                <text:p text:style-name="a717" text:class-names="" text:cond-style-name=""><text:span text:style-name="a674" text:class-names="">Депопуляція</text:span><text:span text:style-name="a675" text:class-names=""><text:s text:c="1"/></text:span><text:span text:style-name="a676" text:class-names="">-<text:s text:c="1"/></text:span><text:span text:style-name="a677" text:class-names="">це</text:span><text:span text:style-name="a678" text:class-names=""><text:s text:c="1"/>проблема не<text:s text:c="1"/></text:span><text:span text:style-name="a679" text:class-names="">тільки</text:span><text:span text:style-name="a680" text:class-names=""><text:s text:c="1"/></text:span><text:span text:style-name="a681" text:class-names="">України</text:span><text:span text:style-name="a682" text:class-names="">. У<text:s text:c="1"/></text:span><text:span text:style-name="a683" text:class-names="">всіх</text:span><text:span text:style-name="a684" text:class-names=""><text:s text:c="1"/>без<text:s text:c="1"/></text:span><text:span text:style-name="a685" text:class-names="">винятку</text:span><text:span text:style-name="a686" text:class-names=""><text:s text:c="1"/></text:span><text:span text:style-name="a687" text:class-names="">економічно</text:span><text:span text:style-name="a688" text:class-names=""><text:s text:c="1"/></text:span><text:span text:style-name="a689" text:class-names="">розвинених</text:span><text:span text:style-name="a690" text:class-names=""><text:s text:c="1"/></text:span><text:span text:style-name="a691" text:class-names="">країнах</text:span><text:span text:style-name="a692" text:class-names=""><text:s text:c="1"/>через<text:s text:c="1"/></text:span><text:span text:style-name="a693" text:class-names="">низьку</text:span><text:span text:style-name="a694" text:class-names=""><text:s text:c="1"/></text:span><text:span text:style-name="a695" text:class-names="">народжуваність</text:span><text:span text:style-name="a696" text:class-names=""><text:s text:c="1"/>і<text:s text:c="1"/></text:span><text:span text:style-name="a697" text:class-names="">високий</text:span><text:span text:style-name="a698" text:class-names=""><text:s text:c="1"/></text:span><text:span text:style-name="a699" text:class-names="">рівень</text:span><text:span text:style-name="a700" text:class-names=""><text:s text:c="1"/></text:span><text:span text:style-name="a701" text:class-names="">демографічного</text:span><text:span text:style-name="a702" text:class-names=""><text:s text:c="1"/></text:span><text:span text:style-name="a703" text:class-names="">старіння</text:span><text:span text:style-name="a704" text:class-names=""><text:s text:c="1"/>без<text:s text:c="1"/></text:span><text:span text:style-name="a705" text:class-names="">міграційного</text:span><text:span text:style-name="a706" text:class-names=""><text:s text:c="1"/></text:span><text:span text:style-name="a707" text:class-names="">припливу</text:span><text:span text:style-name="a708" text:class-names=""><text:s text:c="1"/></text:span><text:span text:style-name="a709" text:class-names="">чисельність</text:span><text:span text:style-name="a710" text:class-names=""><text:s text:c="1"/></text:span><text:span text:style-name="a711" text:class-names="">населення</text:span><text:span text:style-name="a712" text:class-names=""><text:s text:c="1"/></text:span><text:span text:style-name="a713" text:class-names="">скорочувалася</text:span><text:span text:style-name="a714" text:class-names=""><text:s text:c="1"/>б</text:span><text:span text:style-name="a715" text:class-names="">.</text:span><text:span text:style-name="a716" text:class-names=""/></text:p>
              </text:list-item>
            </text:list>
            <text:list text:style-name="a755">
              <text:list-item>
                <text:p text:style-name="a754" text:class-names="" text:cond-style-name=""><text:span text:style-name="a719" text:class-names="">«</text:span><text:span text:style-name="a720" text:class-names="">24-32<text:s text:c="1"/></text:span><text:span text:style-name="a721" text:class-names="">мільйони</text:span><text:span text:style-name="a722" text:class-names=""><text:s text:c="1"/>- наш прогноз<text:s text:c="1"/></text:span><text:span text:style-name="a723" text:class-names="">чисельності</text:span><text:span text:style-name="a724" text:class-names=""><text:s text:c="1"/></text:span><text:span text:style-name="a725" text:class-names="">населення</text:span><text:span text:style-name="a726" text:class-names=""><text:s text:c="1"/>станом на 1<text:s text:c="1"/></text:span><text:span text:style-name="a727" text:class-names="">січня</text:span><text:span text:style-name="a728" text:class-names=""><text:s text:c="1"/>2030 року в межах кордону на 1<text:s text:c="1"/></text:span><text:span text:style-name="a729" text:class-names="">січня</text:span><text:span text:style-name="a730" text:class-names=""><text:s text:c="1"/>2022 року», -<text:s text:c="1"/></text:span><text:span text:style-name="a731" text:class-names="">підкреслила</text:span><text:span text:style-name="a732" text:class-names=""><text:s text:c="1"/></text:span><text:span text:style-name="a733" text:class-names="">Лібанова</text:span><text:span text:style-name="a734" text:class-names="">,<text:s text:c="1"/></text:span><text:span text:style-name="a735" text:class-names="">зауваживши</text:span><text:span text:style-name="a736" text:class-names="">,<text:s text:c="1"/></text:span><text:span text:style-name="a737" text:class-names="">що</text:span><text:span text:style-name="a738" text:class-names=""><text:s text:c="1"/></text:span><text:span text:style-name="a739" text:class-names="">ситуація</text:span><text:span text:style-name="a740" text:class-names=""><text:s text:c="1"/></text:span><text:span text:style-name="a741" text:class-names="">може</text:span><text:span text:style-name="a742" text:class-names=""><text:s text:c="1"/></text:span><text:span text:style-name="a743" text:class-names="">змінитися</text:span><text:span text:style-name="a744" text:class-names=""><text:s text:c="1"/>у<text:s text:c="1"/></text:span><text:span text:style-name="a745" text:class-names="">разі</text:span><text:span text:style-name="a746" text:class-names=""><text:s text:c="1"/>«</text:span><text:span text:style-name="a747" text:class-names="">шаленого</text:span><text:span text:style-name="a748" text:class-names=""><text:s text:c="1"/></text:span><text:span text:style-name="a749" text:class-names="">міграційного</text:span><text:span text:style-name="a750" text:class-names=""><text:s text:c="1"/></text:span><text:span text:style-name="a751" text:class-names="">припливу</text:span><text:span text:style-name="a752" text:class-names="">».</text:span><text:span text:style-name="a753" text:class-names=""/></text:p>
              </text:list-item>
            </text:list>
            <text:list text:style-name="a777">
              <text:list-item>
                <text:p text:style-name="a776" text:class-names="" text:cond-style-name=""><text:span text:style-name="a756" text:class-names=""><text:s text:c="1"/>(Директор<text:s text:c="1"/></text:span><text:span text:style-name="a757" text:class-names="">Інституту</text:span><text:span text:style-name="a758" text:class-names=""><text:s text:c="1"/></text:span><text:span text:style-name="a759" text:class-names="">демографії</text:span><text:span text:style-name="a760" text:class-names=""><text:s text:c="1"/>та<text:s text:c="1"/></text:span><text:span text:style-name="a761" text:class-names="">соціальних</text:span><text:span text:style-name="a762" text:class-names=""><text:s text:c="1"/></text:span><text:span text:style-name="a763" text:class-names="">досліджень</text:span><text:span text:style-name="a764" text:class-names=""><text:s text:c="1"/></text:span><text:span text:style-name="a765" text:class-names="">ім</text:span><text:span text:style-name="a766" text:class-names="">. Птухи НАН<text:s text:c="1"/></text:span><text:span text:style-name="a767" text:class-names="">України</text:span><text:span text:style-name="a768" text:class-names=""><text:s text:c="1"/></text:span><text:span text:style-name="a769" text:class-names="">Елла</text:span><text:span text:style-name="a770" text:class-names=""><text:s text:c="1"/></text:span><text:span text:style-name="a771" text:class-names="">Лібанова</text:span><text:span text:style-name="a772" text:class-names="">,<text:s text:c="1"/></text:span><text:span text:style-name="a773" text:class-names="">2023</text:span><text:span text:style-name="a774" text:class-names="">).</text:span><text:span text:style-name="a775" text:class-names=""/></text:p>
              </text:list-item>
            </text:list>
            <text:list text:style-name="a782">
              <text:list-item>
                <text:p text:style-name="a781" text:class-names="" text:cond-style-name=""><text:span text:style-name="a778" text:class-names="">Найбільше число думок про позитивний вплив іммігрантів на розвиток країни зафіксовано в Албанії (62,3%), Великобританії (49,3%), Іспанії (46,6%) Вірменії (44,7%), а найменше – Чехії (6,9%), Угорщині (8,1%),Туреччині (8,2%), Болгарії (9,7%); – <text:s text:c="1"/>в Україні (13.2%)<text:s text:c="1"/></text:span><text:span text:style-name="a779" text:class-names="">(2020)</text:span><text:span text:style-name="a780" text:class-names=""/></text:p>
              </text:list-item>
            </text:list>
            <text:list text:style-name="a787">
              <text:list-item>
                <text:p text:style-name="a786" text:class-names="" text:cond-style-name=""><text:span text:style-name="a783" text:class-names="">«Світове дослідження цінностей» (</text:span><text:span text:style-name="a784" text:class-names="">World Values Survey, WVS)<text:s text:c="1"/></text:span><text:span text:style-name="a785" text:class-names=""/></text:p>
              </text:list-item>
            </text:list>
            <text:list text:style-name="a792">
              <text:list-item>
                <text:p text:style-name="a791" text:class-names="" text:cond-style-name=""><text:span text:style-name="a788" text:class-names="">https://www.worldvaluessurvey.org/wvs.jsp</text:span><text:span text:style-name="a789" text:class-names=""><text:s text:c="1"/></text:span><text:span text:style-name="a790" text:class-names=""/></text:p>
              </text:list-item>
            </text:list>
            <text:list text:style-name="a798">
              <text:list-item>
                <text:p text:style-name="a797" text:class-names="" text:cond-style-name=""><text:span text:style-name="a793" text:class-names="">2</text:span><text:span text:style-name="a794" text:class-names="">.<text:s text:c="1"/></text:span><text:span text:style-name="a795" text:class-names="">спільність території, на якій живуть люди, котрі взаємодіють і спілкуються між собою;</text:span><text:span text:style-name="a796" text:class-names=""/></text:p>
              </text:list-item>
            </text:list>
            <text:list text:style-name="a801">
              <text:list-item>
                <text:p text:style-name="a800" text:class-names="" text:cond-style-name=""><text:span text:style-name="a799" text:class-names=""/></text:p>
              </text:list-item>
            </text:list>
            <text:list text:style-name="a804">
              <text:list-item>
                <text:p text:style-name="a803" text:class-names="" text:cond-style-name=""><text:span text:style-name="a802" text:class-names=""/></text:p>
              </text:list-item>
            </text:list>
          </draw:text-box>
          <svg:title/>
          <svg:desc/>
        </draw:frame>
      </draw:page>
      <draw:page draw:name="Slide22" draw:style-name="a806" draw:master-page-name="Master1-Layout2-obj-Title-and-Content" presentation:presentation-page-layout-name="Master1-PPL2" draw:id="Slide-277">
        <draw:frame draw:id="id71" presentation:style-name="a1011" draw:name="Content Placeholder 2" svg:x="0in" svg:y="0in" svg:width="13.33333in" svg:height="7.5in" presentation:class="outline" presentation:placeholder="false">
          <draw:text-box>
            <text:list text:style-name="a833">
              <text:list-item>
                <text:p text:style-name="a832" text:class-names="" text:cond-style-name=""><text:span text:style-name="a807" text:class-names="">3.<text:s text:c="1"/></text:span><text:span text:style-name="a808" text:class-names="">певний</text:span><text:span text:style-name="a809" text:class-names=""><text:s text:c="1"/></text:span><text:span text:style-name="a810" text:class-names="">рівень</text:span><text:span text:style-name="a811" text:class-names=""><text:s text:c="1"/></text:span><text:span text:style-name="a812" text:class-names="">розвитку</text:span><text:span text:style-name="a813" text:class-names=""><text:s text:c="1"/></text:span><text:span text:style-name="a814" text:class-names="">культури</text:span><text:span text:style-name="a815" text:class-names=""><text:s text:c="1"/>з<text:s text:c="1"/></text:span><text:span text:style-name="a816" text:class-names="">усталеною</text:span><text:span text:style-name="a817" text:class-names=""><text:s text:c="1"/>системою норм і<text:s text:c="1"/></text:span><text:span text:style-name="a818" text:class-names="">цінностей</text:span><text:span text:style-name="a819" text:class-names="">,<text:s text:c="1"/></text:span><text:span text:style-name="a820" text:class-names="">які</text:span><text:span text:style-name="a821" text:class-names=""><text:s text:c="1"/>лежать в<text:s text:c="1"/></text:span><text:span text:style-name="a822" text:class-names="">основі</text:span><text:span text:style-name="a823" text:class-names=""><text:s text:c="1"/></text:span><text:span text:style-name="a824" text:class-names="">соціальних</text:span><text:span text:style-name="a825" text:class-names=""><text:s text:c="1"/></text:span><text:span text:style-name="a826" text:class-names="">зв’язків</text:span><text:span text:style-name="a827" text:class-names=""><text:s text:c="1"/></text:span><text:span text:style-name="a828" text:class-names="">між</text:span><text:span text:style-name="a829" text:class-names=""><text:s text:c="1"/>людьми</text:span><text:span text:style-name="a830" text:class-names="">;</text:span><text:span text:style-name="a831" text:class-names=""><text:s text:c="1"/></text:span></text:p>
              </text:list-item>
            </text:list>
            <text:list text:style-name="a837">
              <text:list-item>
                <text:p text:style-name="a836" text:class-names="" text:cond-style-name=""><text:span text:style-name="a834" text:class-names="">Культура – організація соціального життя виражена в матеріальних та духовних цінностях.</text:span><text:span text:style-name="a835" text:class-names=""/></text:p>
              </text:list-item>
            </text:list>
            <text:list text:style-name="a842">
              <text:list-item>
                <text:p text:style-name="a841" text:class-names="" text:cond-style-name=""><text:span text:style-name="a838" text:class-names="">Основним проявом культури є<text:s text:c="1"/></text:span><text:span text:style-name="a839" text:class-names="">цінності</text:span><text:span text:style-name="a840" text:class-names="">.<text:s text:c="1"/></text:span></text:p>
              </text:list-item>
            </text:list>
            <text:list text:style-name="a852">
              <text:list-item>
                <text:p text:style-name="a851" text:class-names="" text:cond-style-name=""><text:span text:style-name="a843" text:class-names="">«</text:span><text:span text:style-name="a844" text:class-names="">Світове дослідження цінностей» (</text:span><text:span text:style-name="a845" text:class-names="">World Values Survey, WVS)<text:s text:c="1"/></text:span><text:span text:style-name="a846" text:class-names=""><text:s text:c="1"/></text:span><text:span text:style-name="a847" text:class-names="">https</text:span><text:span text:style-name="a848" text:class-names="">://www.worldvaluessurvey.org/wvs.jsp</text:span><text:span text:style-name="a849" text:class-names=""><text:s text:c="1"/></text:span><text:span text:style-name="a850" text:class-names=""/></text:p>
              </text:list-item>
            </text:list>
            <text:list text:style-name="a856">
              <text:list-item>
                <text:p text:style-name="a855" text:class-names="" text:cond-style-name=""><text:span text:style-name="a853" text:class-names="">Ronald F. Inglehart<text:s text:c="1"/></text:span><text:span text:style-name="a854" text:class-names=""/></text:p>
              </text:list-item>
            </text:list>
            <text:list text:style-name="a862">
              <text:list-item>
                <text:p text:style-name="a861" text:class-names="" text:cond-style-name=""><text:span text:style-name="a857" text:class-names="">World Values Survey —<text:s text:c="1"/></text:span><text:span text:style-name="a858" text:class-names="">це глобальна мережа соціологів, які вивчають зміну цінностей та їхній вплив на соціальне та політичне життя. Опитування, розпочате в 1981 році,<text:s text:c="1"/></text:span><text:span text:style-name="a859" text:class-names="">WVS<text:s text:c="1"/></text:span><text:span text:style-name="a860" text:class-names="">складається з репрезентативних на національному рівні опитувань, проведених у майже 100 країнах, у яких проживає майже 90 відсотків населення світу.</text:span></text:p>
              </text:list-item>
            </text:list>
            <text:list text:style-name="a880">
              <text:list-item>
                <text:p text:style-name="a879" text:class-names="" text:cond-style-name=""><text:span text:style-name="a863" text:class-names="">І</text:span><text:span text:style-name="a864" text:class-names="">снує</text:span><text:span text:style-name="a865" text:class-names=""><text:s text:c="1"/></text:span><text:span text:style-name="a866" text:class-names="">два</text:span><text:span text:style-name="a867" text:class-names=""><text:s text:c="1"/></text:span><text:span text:style-name="a868" text:class-names="">основні</text:span><text:span text:style-name="a869" text:class-names=""><text:s text:c="1"/></text:span><text:span text:style-name="a870" text:class-names="">виміри</text:span><text:span text:style-name="a871" text:class-names=""><text:s text:c="1"/></text:span><text:span text:style-name="a872" text:class-names="">міжкультурних</text:span><text:span text:style-name="a873" text:class-names=""><text:s text:c="1"/></text:span><text:span text:style-name="a874" text:class-names="">відмінностей</text:span><text:span text:style-name="a875" text:class-names=""><text:s text:c="1"/>у<text:s text:c="1"/></text:span><text:span text:style-name="a876" text:class-names="">світі</text:span><text:span text:style-name="a877" text:class-names="">:<text:s text:c="1"/></text:span><text:span text:style-name="a878" text:class-names=""/></text:p>
              </text:list-item>
            </text:list>
            <text:list text:style-name="a894">
              <text:list-item>
                <text:p text:style-name="a893" text:class-names="" text:cond-style-name=""><text:span text:style-name="a881" text:class-names="">традиційні</text:span><text:span text:style-name="a882" text:class-names=""><text:s text:c="1"/></text:span><text:span text:style-name="a883" text:class-names="">цінності</text:span><text:span text:style-name="a884" text:class-names=""><text:s text:c="1"/></text:span><text:span text:style-name="a885" text:class-names="">проти</text:span><text:span text:style-name="a886" text:class-names=""><text:s text:c="1"/></text:span><text:span text:style-name="a887" text:class-names="">світсько-раціональних</text:span><text:span text:style-name="a888" text:class-names=""><text:s text:c="1"/></text:span><text:span text:style-name="a889" text:class-names="">цінностей</text:span><text:span text:style-name="a890" text:class-names=""><text:s text:c="1"/></text:span><text:span text:style-name="a891" text:class-names="">і<text:s text:c="1"/></text:span><text:span text:style-name="a892" text:class-names=""/></text:p>
              </text:list-item>
            </text:list>
            <text:list text:style-name="a906">
              <text:list-item>
                <text:p text:style-name="a905" text:class-names="" text:cond-style-name=""><text:span text:style-name="a895" text:class-names="">цінності</text:span><text:span text:style-name="a896" text:class-names=""><text:s text:c="1"/></text:span><text:span text:style-name="a897" text:class-names="">виживання</text:span><text:span text:style-name="a898" text:class-names=""><text:s text:c="1"/></text:span><text:span text:style-name="a899" text:class-names="">проти</text:span><text:span text:style-name="a900" text:class-names=""><text:s text:c="1"/></text:span><text:span text:style-name="a901" text:class-names="">цінностей</text:span><text:span text:style-name="a902" text:class-names=""><text:s text:c="1"/></text:span><text:span text:style-name="a903" text:class-names="">самовираження</text:span><text:span text:style-name="a904" text:class-names="">.</text:span></text:p>
              </text:list-item>
            </text:list>
            <text:list text:style-name="a949">
              <text:list-item>
                <text:p text:style-name="a948" text:class-names="" text:cond-style-name=""><text:span text:style-name="a907" text:class-names="">Перший</text:span><text:span text:style-name="a908" text:class-names=""><text:s text:c="1"/></text:span><text:span text:style-name="a909" text:class-names="">вимір</text:span><text:span text:style-name="a910" text:class-names=""><text:s text:c="1"/></text:span><text:span text:style-name="a911" text:class-names="">вимірює</text:span><text:span text:style-name="a912" text:class-names="">,<text:s text:c="1"/></text:span><text:span text:style-name="a913" text:class-names="">наскільки</text:span><text:span text:style-name="a914" text:class-names=""><text:s text:c="1"/></text:span><text:span text:style-name="a915" text:class-names="">важливу</text:span><text:span text:style-name="a916" text:class-names=""><text:s text:c="1"/></text:span><text:span text:style-name="a917" text:class-names="">роль</text:span><text:span text:style-name="a918" text:class-names=""><text:s text:c="1"/></text:span><text:span text:style-name="a919" text:class-names="">відіграє</text:span><text:span text:style-name="a920" text:class-names=""><text:s text:c="1"/></text:span><text:span text:style-name="a921" text:class-names="">релігійна</text:span><text:span text:style-name="a922" text:class-names=""><text:s text:c="1"/></text:span><text:span text:style-name="a923" text:class-names="">доктрина</text:span><text:span text:style-name="a924" text:class-names=""><text:s text:c="1"/>в<text:s text:c="1"/></text:span><text:span text:style-name="a925" text:class-names="">суспільствах</text:span><text:span text:style-name="a926" text:class-names="">,<text:s text:c="1"/></text:span><text:span text:style-name="a927" text:class-names="">причому</text:span><text:span text:style-name="a928" text:class-names=""><text:s text:c="1"/></text:span><text:span text:style-name="a929" text:class-names="">світські</text:span><text:span text:style-name="a930" text:class-names=""><text:s text:c="1"/></text:span><text:span text:style-name="a931" text:class-names="">цінності</text:span><text:span text:style-name="a932" text:class-names=""><text:s text:c="1"/></text:span><text:span text:style-name="a933" text:class-names="">вказують</text:span><text:span text:style-name="a934" text:class-names=""><text:s text:c="1"/></text:span><text:span text:style-name="a935" text:class-names="">на</text:span><text:span text:style-name="a936" text:class-names=""><text:s text:c="1"/></text:span><text:span text:style-name="a937" text:class-names="">значно</text:span><text:span text:style-name="a938" text:class-names=""><text:s text:c="1"/></text:span><text:span text:style-name="a939" text:class-names="">зменшену</text:span><text:span text:style-name="a940" text:class-names=""><text:s text:c="1"/></text:span><text:span text:style-name="a941" text:class-names="">роль</text:span><text:span text:style-name="a942" text:class-names=""><text:s text:c="1"/></text:span><text:span text:style-name="a943" text:class-names="">організованої</text:span><text:span text:style-name="a944" text:class-names=""><text:s text:c="1"/></text:span><text:span text:style-name="a945" text:class-names="">релігії</text:span><text:span text:style-name="a946" text:class-names="">.</text:span><text:span text:style-name="a947" text:class-names=""/></text:p>
              </text:list-item>
            </text:list>
            <text:list text:style-name="a1001">
              <text:list-item>
                <text:p text:style-name="a1000" text:class-names="" text:cond-style-name=""><text:span text:style-name="a950" text:class-names=""><text:s text:c="1"/></text:span><text:span text:style-name="a951" text:class-names="">Другий</text:span><text:span text:style-name="a952" text:class-names=""><text:s text:c="1"/></text:span><text:span text:style-name="a953" text:class-names="">вимір</text:span><text:span text:style-name="a954" text:class-names="">,<text:s text:c="1"/></text:span><text:span text:style-name="a955" text:class-names="">навпаки</text:span><text:span text:style-name="a956" text:class-names="">,<text:s text:c="1"/></text:span><text:span text:style-name="a957" text:class-names="">вказує</text:span><text:span text:style-name="a958" text:class-names=""><text:s text:c="1"/></text:span><text:span text:style-name="a959" text:class-names="">на</text:span><text:span text:style-name="a960" text:class-names=""><text:s text:c="1"/></text:span><text:span text:style-name="a961" text:class-names="">те</text:span><text:span text:style-name="a962" text:class-names="">,<text:s text:c="1"/></text:span><text:span text:style-name="a963" text:class-names="">наскільки</text:span><text:span text:style-name="a964" text:class-names=""><text:s text:c="1"/></text:span><text:span text:style-name="a965" text:class-names="">люди</text:span><text:span text:style-name="a966" text:class-names=""><text:s text:c="1"/>в<text:s text:c="1"/></text:span><text:span text:style-name="a967" text:class-names="">суспільстві</text:span><text:span text:style-name="a968" text:class-names=""><text:s text:c="1"/></text:span><text:span text:style-name="a969" text:class-names="">незалежні</text:span><text:span text:style-name="a970" text:class-names=""><text:s text:c="1"/></text:span><text:span text:style-name="a971" text:class-names="">від</text:span><text:span text:style-name="a972" text:class-names=""><text:s text:c="1"/></text:span><text:span text:style-name="a973" text:class-names="">родинних</text:span><text:span text:style-name="a974" text:class-names=""><text:s text:c="1"/></text:span><text:span text:style-name="a975" text:class-names="">зобов’язань</text:span><text:span text:style-name="a976" text:class-names=""><text:s text:c="1"/>у<text:s text:c="1"/></text:span><text:span text:style-name="a977" text:class-names="">своєму</text:span><text:span text:style-name="a978" text:class-names=""><text:s text:c="1"/></text:span><text:span text:style-name="a979" text:class-names="">плануванні</text:span><text:span text:style-name="a980" text:class-names=""><text:s text:c="1"/></text:span><text:span text:style-name="a981" text:class-names="">життя</text:span><text:span text:style-name="a982" text:class-names="">,<text:s text:c="1"/></text:span><text:span text:style-name="a983" text:class-names="">при</text:span><text:span text:style-name="a984" text:class-names=""><text:s text:c="1"/></text:span><text:span text:style-name="a985" text:class-names="">цьому</text:span><text:span text:style-name="a986" text:class-names=""><text:s text:c="1"/></text:span><text:span text:style-name="a987" text:class-names="">цінності</text:span><text:span text:style-name="a988" text:class-names=""><text:s text:c="1"/></text:span><text:span text:style-name="a989" text:class-names="">самовираження</text:span><text:span text:style-name="a990" text:class-names=""><text:s text:c="1"/></text:span><text:span text:style-name="a991" text:class-names="">підкреслюють</text:span><text:span text:style-name="a992" text:class-names=""><text:s text:c="1"/></text:span><text:span text:style-name="a993" text:class-names="">високу</text:span><text:span text:style-name="a994" text:class-names=""><text:s text:c="1"/></text:span><text:span text:style-name="a995" text:class-names="">індивідуальну</text:span><text:span text:style-name="a996" text:class-names=""><text:s text:c="1"/></text:span><text:span text:style-name="a997" text:class-names="">автономію</text:span><text:span text:style-name="a998" text:class-names="">.<text:s text:c="1"/></text:span><text:span text:style-name="a999" text:class-names=""/></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text:p>
              </text:list-item>
            </text:list>
          </draw:text-box>
          <svg:title/>
          <svg:desc/>
        </draw:frame>
      </draw:page>
      <draw:page draw:name="Slide27" draw:style-name="a1012" draw:master-page-name="Master1-Layout2-obj-Title-and-Content" presentation:presentation-page-layout-name="Master1-PPL2" draw:id="Slide-282">
        <draw:frame draw:id="id72" presentation:style-name="a1015" draw:name="Title 1" svg:x="0in" svg:y="0in" svg:width="12.11236in" svg:height="0.8764in" presentation:class="title" presentation:placeholder="false">
          <draw:text-box>
            <text:p text:style-name="a1014" text:class-names="" text:cond-style-name=""><text:span text:style-name="a1013" text:class-names="">World Values Survey Wave 7 (2017-2020) Ukraine</text:span></text:p>
          </draw:text-box>
          <svg:title/>
          <svg:desc/>
        </draw:frame>
        <draw:frame draw:id="id73" presentation:style-name="a1066" draw:name="Content Placeholder 2" svg:x="0.04027in" svg:y="0.8954in" svg:width="13.17322in" svg:height="6.68886in" presentation:class="outline" presentation:placeholder="false">
          <draw:text-box>
            <text:list text:style-name="a1025">
              <text:list-item>
                <text:p text:style-name="a1024" text:class-names="" text:cond-style-name=""><text:span text:style-name="a1016" text:class-names="">Наскільки</text:span><text:span text:style-name="a1017" text:class-names=""><text:s text:c="1"/></text:span><text:span text:style-name="a1018" text:class-names="">важливі</text:span><text:span text:style-name="a1019" text:class-names=""><text:s text:c="1"/>у<text:s text:c="1"/></text:span><text:span text:style-name="a1020" text:class-names="">вашому</text:span><text:span text:style-name="a1021" text:class-names=""><text:s text:c="1"/></text:span><text:span text:style-name="a1022" text:class-names="">житті</text:span><text:span text:style-name="a1023" text:class-names="">?</text:span></text:p>
              </text:list-item>
            </text:list>
            <text:list text:style-name="a1031">
              <text:list-item>
                <text:p text:style-name="a1030" text:class-names="" text:cond-style-name=""><text:span text:style-name="a1026" text:class-names="">Дуже</text:span><text:span text:style-name="a1027" text:class-names=""><text:s text:c="1"/></text:span><text:span text:style-name="a1028" text:class-names="">важливі</text:span><text:span text:style-name="a1029" text:class-names="">:</text:span></text:p>
              </text:list-item>
            </text:list>
            <text:list text:style-name="a1034">
              <text:list-item>
                <text:p text:style-name="a1033" text:class-names="" text:cond-style-name=""><text:span text:style-name="a1032" text:class-names="">Сім’я : 86,3% ; Друзі, знайомі : 34.1%; Вільний час:34.8%; Робота:40.6%; Релігія:23.6%;</text:span></text:p>
              </text:list-item>
            </text:list>
            <text:list text:style-name="a1037">
              <text:list-item>
                <text:p text:style-name="a1036" text:class-names="" text:cond-style-name=""><text:span text:style-name="a1035" text:class-names="">Політика:8.7%;</text:span></text:p>
              </text:list-item>
            </text:list>
            <text:list text:style-name="a1042">
              <text:list-item>
                <text:p text:style-name="a1041" text:class-names="" text:cond-style-name=""><text:span text:style-name="a1038" text:class-names="">Постматеріалістичний</text:span><text:span text:style-name="a1039" text:class-names=""><text:s text:c="1"/></text:span><text:span text:style-name="a1040" text:class-names="">індекс:</text:span></text:p>
              </text:list-item>
            </text:list>
            <text:list text:style-name="a1047">
              <text:list-item>
                <text:p text:style-name="a1046" text:class-names="" text:cond-style-name=""><text:span text:style-name="a1043" text:class-names="">У більшості країн ЄС цей сегмент коливається від 10% до 25%. Найбільша частка<text:s text:c="1"/></text:span><text:span text:style-name="a1044" text:class-names="">постматеріалістів</text:span><text:span text:style-name="a1045" text:class-names=""><text:s text:c="1"/>у Німеччини (36,9%) та в Іспанії (29,3%).</text:span></text:p>
              </text:list-item>
            </text:list>
            <text:list text:style-name="a1065">
              <text:list-item>
                <text:p text:style-name="a1064" text:class-names="" text:cond-style-name=""><text:span text:style-name="a1048" text:class-names="">Сегмент<text:s text:c="1"/></text:span><text:span text:style-name="a1049" text:class-names="">матеріалістів</text:span><text:span text:style-name="a1050" text:class-names=""><text:s text:c="1"/>в<text:s text:c="1"/></text:span><text:span text:style-name="a1051" text:class-names="">Україна</text:span><text:span text:style-name="a1052" text:class-names=""><text:s text:c="1"/></text:span><text:span text:style-name="a1053" text:class-names="">дорівнює</text:span><text:span text:style-name="a1054" text:class-names=""><text:s text:c="1"/>45,9%,<text:s text:c="1"/></text:span><text:span text:style-name="a1055" text:class-names="">постматеріалістів</text:span><text:span text:style-name="a1056" text:class-names=""><text:s text:c="1"/>(4,6%),<text:s text:c="1"/></text:span><text:span text:style-name="a1057" text:class-names="">найменшийчастка</text:span><text:span text:style-name="a1058" text:class-names=""><text:s text:c="1"/></text:span><text:span text:style-name="a1059" text:class-names="">матеріалістів</text:span><text:span text:style-name="a1060" text:class-names=""><text:s text:c="1"/>у<text:s text:c="1"/></text:span><text:span text:style-name="a1061" text:class-names="">Швеції</text:span><text:span text:style-name="a1062" text:class-names=""><text:s text:c="1"/>(2,7%).</text:span><text:span text:style-name="a1063" text:class-names=""/></text:p>
              </text:list-item>
            </text:list>
          </draw:text-box>
          <svg:title/>
          <svg:desc/>
        </draw:frame>
      </draw:page>
      <draw:page draw:name="Slide26" draw:style-name="a1067" draw:master-page-name="Master1-Layout2-obj-Title-and-Content" presentation:presentation-page-layout-name="Master1-PPL2" draw:id="Slide-281">
        <draw:frame draw:id="id74" presentation:style-name="a1159" draw:name="Content Placeholder 2" svg:x="0.04026in" svg:y="0.019in" svg:width="13.29307in" svg:height="7.481in" presentation:class="outline" presentation:placeholder="false">
          <draw:text-box>
            <text:list text:style-name="a1089">
              <text:list-item>
                <text:p text:style-name="a1088" text:class-names="" text:cond-style-name=""><text:span text:style-name="a1068" text:class-names="">Церква<text:s text:c="1"/></text:span><text:span text:style-name="a1069" text:class-names="">продовжує</text:span><text:span text:style-name="a1070" text:class-names=""><text:s text:c="1"/></text:span><text:span text:style-name="a1071" text:class-names="">утримувати</text:span><text:span text:style-name="a1072" text:class-names=""><text:s text:c="1"/>одну з перших<text:s text:c="1"/></text:span><text:span text:style-name="a1073" text:class-names="">позицій</text:span><text:span text:style-name="a1074" text:class-names=""><text:s text:c="1"/>за<text:s text:c="1"/></text:span><text:span text:style-name="a1075" text:class-names="">рівнем</text:span><text:span text:style-name="a1076" text:class-names=""><text:s text:c="1"/></text:span><text:span text:style-name="a1077" text:class-names="">довіри</text:span><text:span text:style-name="a1078" text:class-names=""><text:s text:c="1"/></text:span><text:span text:style-name="a1079" text:class-names="">серед</text:span><text:span text:style-name="a1080" text:class-names=""><text:s text:c="1"/></text:span><text:span text:style-name="a1081" text:class-names="">суспільних</text:span><text:span text:style-name="a1082" text:class-names=""><text:s text:c="1"/>і<text:s text:c="1"/></text:span><text:span text:style-name="a1083" text:class-names="">політичних</text:span><text:span text:style-name="a1084" text:class-names=""><text:s text:c="1"/></text:span><text:span text:style-name="a1085" text:class-names="">інститутів</text:span><text:span text:style-name="a1086" text:class-names="">.<text:s text:c="1"/></text:span><text:span text:style-name="a1087" text:class-names=""/></text:p>
              </text:list-item>
            </text:list>
            <text:list text:style-name="a1092">
              <text:list-item>
                <text:p text:style-name="a1091" text:class-names="" text:cond-style-name=""><text:span text:style-name="a1090" text:class-names="">Порівняно з попередніми роками спостерігається істотне збільшення (на 19%, порівняно з 2020р.) числа тих, хто відзначає позитивну роль Церкви в суспільстві.<text:s text:c="1"/></text:span></text:p>
              </text:list-item>
            </text:list>
            <text:list text:style-name="a1097">
              <text:list-item>
                <text:p text:style-name="a1096" text:class-names="" text:cond-style-name=""><text:span text:style-name="a1093" text:class-names="">Після початку<text:s text:c="1"/></text:span><text:span text:style-name="a1094" text:class-names="">повномасштабної<text:s text:c="1"/></text:span><text:span text:style-name="a1095" text:class-names="">російської агресії проти України зросла частка громадян, які вважають себе віруючими.</text:span></text:p>
              </text:list-item>
            </text:list>
            <text:list text:style-name="a1101">
              <text:list-item>
                <text:p text:style-name="a1100" text:class-names="" text:cond-style-name=""><text:span text:style-name="a1098" text:class-names="">Традиційно рівень релігійності є вищим у старших вікових групах, порівняно з молодшими.<text:s text:c="1"/></text:span><text:span text:style-name="a1099" text:class-names="">Однак, чим молодша вікова група, тим більшою мірою виражене зростання у ній числа віруючих, порівняно з 2021р.<text:s text:c="1"/></text:span></text:p>
              </text:list-item>
            </text:list>
            <text:list text:style-name="a1104">
              <text:list-item>
                <text:p text:style-name="a1103" text:class-names="" text:cond-style-name=""><text:span text:style-name="a1102" text:class-names="">Відповідаючи на питання «Які завдання є першочерговими для релігійних об’єднань під час війни?», найчастіше респонденти називають надання психологічної допомоги, допомогу Збройним Силам України та допомогу у вирішенні соціальних і матеріальних проблем громадян.</text:span></text:p>
              </text:list-item>
            </text:list>
            <text:list text:style-name="a1147">
              <text:list-item>
                <text:p text:style-name="a1146" text:class-names="" text:cond-style-name=""><text:span text:style-name="a1105" text:class-names="">В<text:s text:c="1"/></text:span><text:span text:style-name="a1106" text:class-names="">умовах</text:span><text:span text:style-name="a1107" text:class-names=""><text:s text:c="1"/></text:span><text:span text:style-name="a1108" text:class-names="">війни</text:span><text:span text:style-name="a1109" text:class-names=""><text:s text:c="1"/></text:span><text:span text:style-name="a1110" text:class-names="">істотно</text:span><text:span text:style-name="a1111" text:class-names=""><text:s text:c="1"/></text:span><text:span text:style-name="a1112" text:class-names="">зріс</text:span><text:span text:style-name="a1113" text:class-names=""><text:s text:c="1"/></text:span><text:span text:style-name="a1114" text:class-names="">суспільний</text:span><text:span text:style-name="a1115" text:class-names=""><text:s text:c="1"/>запит на<text:s text:c="1"/></text:span><text:span text:style-name="a1116" text:class-names="">патріотичну</text:span><text:span text:style-name="a1117" text:class-names=""><text:s text:c="1"/></text:span><text:span text:style-name="a1118" text:class-names="">позицію</text:span><text:span text:style-name="a1119" text:class-names=""><text:s text:c="1"/>Церкви:<text:s text:c="1"/></text:span><text:span text:style-name="a1120" text:class-names="">вперше</text:span><text:span text:style-name="a1121" text:class-names=""><text:s text:c="1"/>за весь<text:s text:c="1"/></text:span><text:span text:style-name="a1122" text:class-names="">період</text:span><text:span text:style-name="a1123" text:class-names=""><text:s text:c="1"/></text:span><text:span text:style-name="a1124" text:class-names="">моніторингу</text:span><text:span text:style-name="a1125" text:class-names=""><text:s text:c="1"/></text:span><text:span text:style-name="a1126" text:class-names="">частка</text:span><text:span text:style-name="a1127" text:class-names=""><text:s text:c="1"/>тих,<text:s text:c="1"/></text:span><text:span text:style-name="a1128" text:class-names="">хто</text:span><text:span text:style-name="a1129" text:class-names=""><text:s text:c="1"/></text:span><text:span text:style-name="a1130" text:class-names="">підтримує</text:span><text:span text:style-name="a1131" text:class-names=""><text:s text:c="1"/></text:span><text:span text:style-name="a1132" text:class-names="">національну</text:span><text:span text:style-name="a1133" text:class-names=""><text:s text:c="1"/></text:span><text:span text:style-name="a1134" text:class-names="">орієнтованість</text:span><text:span text:style-name="a1135" text:class-names=""><text:s text:c="1"/>Церкви,<text:s text:c="1"/></text:span><text:span text:style-name="a1136" text:class-names="">перевищила</text:span><text:span text:style-name="a1137" text:class-names=""><text:s text:c="1"/></text:span><text:span text:style-name="a1138" text:class-names="">частку</text:span><text:span text:style-name="a1139" text:class-names=""><text:s text:c="1"/>тих,<text:s text:c="1"/></text:span><text:span text:style-name="a1140" text:class-names="">хто</text:span><text:span text:style-name="a1141" text:class-names=""><text:s text:c="1"/></text:span><text:span text:style-name="a1142" text:class-names="">виступає</text:span><text:span text:style-name="a1143" text:class-names=""><text:s text:c="1"/></text:span><text:span text:style-name="a1144" text:class-names="">проти</text:span><text:span text:style-name="a1145" text:class-names="">. <text:s text:c="1"/></text:span></text:p>
              </text:list-item>
            </text:list>
            <text:list text:style-name="a1155">
              <text:list-item>
                <text:p text:style-name="a1154" text:class-names="" text:cond-style-name=""><text:span text:style-name="a1148" text:class-names="">ВІЙНА І ЦЕРКВА. ЦЕРКОВНО-РЕЛІГІЙНА СИТУАЦІЯ В УКРАЇНІ 2022р. (</text:span><text:span text:style-name="a1149" text:class-names="">Інформаційні</text:span><text:span text:style-name="a1150" text:class-names=""><text:s text:c="1"/></text:span><text:span text:style-name="a1151" text:class-names="">матеріали</text:span><text:span text:style-name="a1152" text:class-names="">)</text:span><text:span text:style-name="a1153" text:class-names=""><text:s text:c="1"/>https://razumkov.org.ua/images/2023/02/13/2022_Religiya_SITE.pdf</text:span></text:p>
              </text:list-item>
            </text:list>
            <text:list text:style-name="a1158">
              <text:list-item>
                <text:p text:style-name="a1157" text:class-names="" text:cond-style-name=""><text:span text:style-name="a1156" text:class-names=""/></text:p>
              </text:list-item>
            </text:list>
          </draw:text-box>
          <svg:title/>
          <svg:desc/>
        </draw:frame>
      </draw:page>
      <draw:page draw:name="Slide20" draw:style-name="a1160" draw:master-page-name="Master1-Layout2-obj-Title-and-Content" presentation:presentation-page-layout-name="Master1-PPL2" draw:id="Slide-275">
        <draw:frame draw:id="id75" presentation:style-name="a1269" draw:name="Content Placeholder 2" svg:x="0in" svg:y="0in" svg:width="13.33333in" svg:height="7.41667in" presentation:class="outline" presentation:placeholder="false">
          <draw:text-box>
            <text:list text:style-name="a1174">
              <text:list-item>
                <text:p text:style-name="a1173" text:class-names="" text:cond-style-name=""><text:span text:style-name="a1161" text:class-names="">4.<text:s text:c="1"/></text:span><text:span text:style-name="a1162" text:class-names="">має</text:span><text:span text:style-name="a1163" text:class-names=""><text:s text:c="1"/>систему<text:s text:c="1"/></text:span><text:span text:style-name="a1164" text:class-names="">політичної</text:span><text:span text:style-name="a1165" text:class-names=""><text:s text:c="1"/></text:span><text:span text:style-name="a1166" text:class-names="">влади</text:span><text:span text:style-name="a1167" text:class-names=""><text:s text:c="1"/>(</text:span><text:span text:style-name="a1168" text:class-names="">політична</text:span><text:span text:style-name="a1169" text:class-names=""><text:s text:c="1"/></text:span><text:span text:style-name="a1170" text:class-names="">незалежність</text:span><text:span text:style-name="a1171" text:class-names="">).</text:span><text:span text:style-name="a1172" text:class-names=""/></text:p>
              </text:list-item>
            </text:list>
            <text:list text:style-name="a1180">
              <text:list-item>
                <text:p text:style-name="a1179" text:class-names="" text:cond-style-name=""><text:span text:style-name="a1175" text:class-names="">Соціально-політична</text:span><text:span text:style-name="a1176" text:class-names=""><text:s text:c="1"/>модель устрою<text:s text:c="1"/></text:span><text:span text:style-name="a1177" text:class-names="">суспільства</text:span><text:span text:style-name="a1178" text:class-names=""/></text:p>
              </text:list-item>
            </text:list>
            <text:list text:style-name="a1208">
              <text:list-item>
                <text:p text:style-name="a1207" text:class-names="" text:cond-style-name=""><text:span text:style-name="a1181" text:class-names="">Фундаментальні</text:span><text:span text:style-name="a1182" text:class-names=""><text:s text:c="1"/></text:span><text:span text:style-name="a1183" text:class-names="">індикатори</text:span><text:span text:style-name="a1184" text:class-names="">:<text:s text:c="1"/></text:span><text:span text:style-name="a1185" text:class-names="">відповідальність</text:span><text:span text:style-name="a1186" text:class-names="">,<text:s text:c="1"/></text:span><text:span text:style-name="a1187" text:class-names="">відчуття</text:span><text:span text:style-name="a1188" text:class-names=""><text:s text:c="1"/></text:span><text:span text:style-name="a1189" text:class-names="">можливості</text:span><text:span text:style-name="a1190" text:class-names=""><text:s text:c="1"/></text:span><text:span text:style-name="a1191" text:class-names="">контролювати</text:span><text:span text:style-name="a1192" text:class-names=""><text:s text:c="1"/></text:span><text:span text:style-name="a1193" text:class-names="">владу</text:span><text:span text:style-name="a1194" text:class-names="">,<text:s text:c="1"/></text:span><text:span text:style-name="a1195" text:class-names="">залученість</text:span><text:span text:style-name="a1196" text:class-names=""><text:s text:c="1"/>у<text:s text:c="1"/></text:span><text:span text:style-name="a1197" text:class-names="">громадські</text:span><text:span text:style-name="a1198" text:class-names=""><text:s text:c="1"/></text:span><text:span text:style-name="a1199" text:class-names="">організації</text:span><text:span text:style-name="a1200" text:class-names="">,<text:s text:c="1"/></text:span><text:span text:style-name="a1201" text:class-names="">прийняття</text:span><text:span text:style-name="a1202" text:class-names=""><text:s text:c="1"/></text:span><text:span text:style-name="a1203" text:class-names="">патерналізму</text:span><text:span text:style-name="a1204" text:class-names="">,<text:s text:c="1"/></text:span><text:span text:style-name="a1205" text:class-names="">довіра</text:span><text:span text:style-name="a1206" text:class-names="">.<text:s text:c="1"/></text:span></text:p>
              </text:list-item>
            </text:list>
            <text:list text:style-name="a1248">
              <text:list-item>
                <text:p text:style-name="a1247" text:class-names="" text:cond-style-name=""><text:span text:style-name="a1209" text:class-names="">68%<text:s text:c="1"/></text:span><text:span text:style-name="a1210" text:class-names="">українців</text:span><text:span text:style-name="a1211" text:class-names=""><text:s text:c="1"/></text:span><text:span text:style-name="a1212" text:class-names="">вважають</text:span><text:span text:style-name="a1213" text:class-names=""><text:s text:c="1"/></text:span><text:span text:style-name="a1214" text:class-names="">демократію</text:span><text:span text:style-name="a1215" text:class-names=""><text:s text:c="1"/></text:span><text:span text:style-name="a1216" text:class-names="">найкращою</text:span><text:span text:style-name="a1217" text:class-names=""><text:s text:c="1"/></text:span><text:span text:style-name="a1218" text:class-names="">формою</text:span><text:span text:style-name="a1219" text:class-names=""><text:s text:c="1"/></text:span><text:span text:style-name="a1220" text:class-names="">правління</text:span><text:span text:style-name="a1221" text:class-names=""><text:s text:c="1"/></text:span><text:span text:style-name="a1222" text:class-names="">для</text:span><text:span text:style-name="a1223" text:class-names=""><text:s text:c="1"/></text:span><text:span text:style-name="a1224" text:class-names="">своєї</text:span><text:span text:style-name="a1225" text:class-names=""><text:s text:c="1"/></text:span><text:span text:style-name="a1226" text:class-names="">держави</text:span><text:span text:style-name="a1227" text:class-names="">,<text:s text:c="1"/></text:span><text:span text:style-name="a1228" text:class-names="">цей</text:span><text:span text:style-name="a1229" text:class-names=""><text:s text:c="1"/></text:span><text:span text:style-name="a1230" text:class-names="">чинник</text:span><text:span text:style-name="a1231" text:class-names=""><text:s text:c="1"/></text:span><text:span text:style-name="a1232" text:class-names="">також</text:span><text:span text:style-name="a1233" text:class-names=""><text:s text:c="1"/></text:span><text:span text:style-name="a1234" text:class-names="">значно</text:span><text:span text:style-name="a1235" text:class-names=""><text:s text:c="1"/></text:span><text:span text:style-name="a1236" text:class-names="">зріс</text:span><text:span text:style-name="a1237" text:class-names=""><text:s text:c="1"/></text:span><text:span text:style-name="a1238" text:class-names="">після</text:span><text:span text:style-name="a1239" text:class-names=""><text:s text:c="1"/></text:span><text:span text:style-name="a1240" text:class-names="">початку</text:span><text:span text:style-name="a1241" text:class-names=""><text:s text:c="1"/></text:span><text:span text:style-name="a1242" text:class-names="">повномасштабного</text:span><text:span text:style-name="a1243" text:class-names=""><text:s text:c="1"/></text:span><text:span text:style-name="a1244" text:class-names="">вторгнення</text:span><text:span text:style-name="a1245" text:class-names="">.</text:span><text:span text:style-name="a1246" text:class-names=""/></text:p>
              </text:list-item>
            </text:list>
            <text:list text:style-name="a1251">
              <text:list-item>
                <text:p text:style-name="a1250" text:class-names="" text:cond-style-name=""><text:span text:style-name="a1249" text:class-names="">76,2% - асоціюють Україну з демократією - травень 2023</text:span></text:p>
              </text:list-item>
            </text:list>
            <text:list text:style-name="a1255">
              <text:list-item>
                <text:p text:style-name="a1254" text:class-names="" text:cond-style-name=""><text:span text:style-name="a1252" text:class-names="">Довіра до соціальних інститутів.</text:span><text:span text:style-name="a1253" text:class-names=""><text:s text:c="1"/></text:span></text:p>
              </text:list-item>
            </text:list>
            <text:list text:style-name="a1259">
              <text:list-item>
                <text:p text:style-name="a1258" text:class-names="" text:cond-style-name=""><text:span text:style-name="a1256" text:class-names="">Серед державних та суспільних інститутів найчастіше довіра висловлюється до Збройних Сил України (їм довіряють 95% опитаних), добровольчих загонів (85%), Державної служби з надзвичайних ситуацій (82%), Національної гвардії України (81%), волонтерських організацій (78%), Державної прикордонної служби (77%), Міністерства оборони України (69%), Служби безпеки України (68%), Президента України (64%), Церкви (61%), Національної поліції України (58%), громадських організацій (55%), Національного банку України (53%).</text:span><text:span text:style-name="a1257" text:class-names=""/></text:p>
              </text:list-item>
            </text:list>
            <text:list text:style-name="a1262">
              <text:list-item>
                <text:p text:style-name="a1261" text:class-names="" text:cond-style-name=""><text:span text:style-name="a1260" text:class-names="">(Центр Разумкова січень 2024)</text:span></text:p>
              </text:list-item>
            </text:list>
            <text:list text:style-name="a1265">
              <text:list-item>
                <text:p text:style-name="a1264" text:class-names="" text:cond-style-name=""><text:span text:style-name="a1263" text:class-names="">https://razumkov.org.ua/napriamky/sotsiologichni-doslidzhennia/otsinka-gromadianamy-sytuatsii-v-kraini-ta-dii-vlady-dovira-do-sotsialnykh-instyt</text:span></text:p>
              </text:list-item>
            </text:list>
            <text:list text:style-name="a1268">
              <text:list-item>
                <text:p text:style-name="a1267" text:class-names="" text:cond-style-name=""><text:span text:style-name="a1266" text:class-names=""/></text:p>
              </text:list-item>
            </text:list>
          </draw:text-box>
          <svg:title/>
          <svg:desc/>
        </draw:frame>
      </draw:page>
      <draw:page draw:name="Slide6" draw:style-name="a1270" draw:master-page-name="Master1-Layout2-obj-Title-and-Content" presentation:presentation-page-layout-name="Master1-PPL2" draw:id="Slide-261">
        <draw:frame draw:id="id76" presentation:style-name="a1482" draw:name="Content Placeholder 2" svg:x="0.24211in" svg:y="0in" svg:width="12.93646in" svg:height="7.5in" presentation:class="outline" presentation:placeholder="false">
          <draw:text-box>
            <text:list text:style-name="a1332">
              <text:list-item>
                <text:p text:style-name="a1331" text:class-names="" text:cond-style-name=""><text:span text:style-name="a1271" text:class-names="">Історичні</text:span><text:span text:style-name="a1272" text:class-names=""><text:s text:c="1"/>типи<text:s text:c="1"/></text:span><text:span text:style-name="a1273" text:class-names="">суспільств</text:span><text:span text:style-name="a1274" text:class-names=""><text:s text:c="1"/></text:span><text:span text:style-name="a1275" text:class-names="">виділяють</text:span><text:span text:style-name="a1276" text:class-names=""><text:s text:c="1"/>за головною<text:s text:c="1"/></text:span><text:span text:style-name="a1277" text:class-names="">ознакою</text:span><text:span text:style-name="a1278" text:class-names="">.</text:span><text:span text:style-name="a1279" text:class-names=""><text:s text:c="1"/></text:span><text:span text:style-name="a1280" text:class-names="">Писемне</text:span><text:span text:style-name="a1281" text:class-names=""><text:s text:c="1"/></text:span><text:span text:style-name="a1282" text:class-names="">дописемне</text:span><text:span text:style-name="a1283" text:class-names="">.<text:s text:c="1"/></text:span><text:span text:style-name="a1284" text:class-names="">Прості</text:span><text:span text:style-name="a1285" text:class-names=""><text:s text:c="1"/></text:span><text:span text:style-name="a1286" text:class-names="">складні</text:span><text:span text:style-name="a1287" text:class-names=""><text:s text:c="1"/>( за<text:s text:c="1"/></text:span><text:span text:style-name="a1288" text:class-names="">рівнем</text:span><text:span text:style-name="a1289" text:class-names=""><text:s text:c="1"/></text:span><text:span text:style-name="a1290" text:class-names="">розшарування</text:span><text:span text:style-name="a1291" text:class-names="">).<text:s text:c="1"/></text:span><text:span text:style-name="a1292" text:class-names="">Первісні</text:span><text:span text:style-name="a1293" text:class-names=""><text:s text:c="1"/>племена<text:s text:c="1"/></text:span><text:span text:style-name="a1294" text:class-names="">прості</text:span><text:span text:style-name="a1295" text:class-names="">.<text:s text:c="1"/></text:span><text:span text:style-name="a1296" text:class-names="">Складні</text:span><text:span text:style-name="a1297" text:class-names=""><text:s text:c="1"/></text:span><text:span text:style-name="a1298" text:class-names="">мають</text:span><text:span text:style-name="a1299" text:class-names=""><text:s text:c="1"/></text:span><text:span text:style-name="a1300" text:class-names="">декілька</text:span><text:span text:style-name="a1301" text:class-names=""><text:s text:c="1"/></text:span><text:span text:style-name="a1302" text:class-names="">рівнів</text:span><text:span text:style-name="a1303" text:class-names=""><text:s text:c="1"/></text:span><text:span text:style-name="a1304" text:class-names="">управління</text:span><text:span text:style-name="a1305" text:class-names="">.<text:s text:c="1"/></text:span><text:span text:style-name="a1306" text:class-names="">Соціальні</text:span><text:span text:style-name="a1307" text:class-names=""><text:s text:c="1"/></text:span><text:span text:style-name="a1308" text:class-names="">верстви</text:span><text:span text:style-name="a1309" text:class-names=""><text:s text:c="1"/></text:span><text:span text:style-name="a1310" text:class-names="">визначаються</text:span><text:span text:style-name="a1311" text:class-names=""><text:s text:c="1"/>за<text:s text:c="1"/></text:span><text:span text:style-name="a1312" text:class-names="">рівнем</text:span><text:span text:style-name="a1313" text:class-names=""><text:s text:c="1"/></text:span><text:span text:style-name="a1314" text:class-names="">доходів</text:span><text:span text:style-name="a1315" text:class-names="">.<text:s text:c="1"/></text:span><text:span text:style-name="a1316" text:class-names="">Спосіб</text:span><text:span text:style-name="a1317" text:class-names=""><text:s text:c="1"/></text:span><text:span text:style-name="a1318" text:class-names="">добування</text:span><text:span text:style-name="a1319" text:class-names=""><text:s text:c="1"/></text:span><text:span text:style-name="a1320" text:class-names="">засобів</text:span><text:span text:style-name="a1321" text:class-names=""><text:s text:c="1"/></text:span><text:span text:style-name="a1322" text:class-names="">існування</text:span><text:span text:style-name="a1323" text:class-names="">.</text:span><text:span text:style-name="a1324" text:class-names=""><text:s text:c="1"/></text:span><text:span text:style-name="a1325" text:class-names="">Збирання</text:span><text:span text:style-name="a1326" text:class-names="">,<text:s text:c="1"/></text:span><text:span text:style-name="a1327" text:class-names="">полювання</text:span><text:span text:style-name="a1328" text:class-names="">,<text:s text:c="1"/></text:span><text:span text:style-name="a1329" text:class-names="">скотарство</text:span><text:span text:style-name="a1330" text:class-names="">.</text:span></text:p>
              </text:list-item>
            </text:list>
            <text:list text:style-name="a1350">
              <text:list-item>
                <text:p text:style-name="a1349" text:class-names="" text:cond-style-name=""><text:span text:style-name="a1333" text:class-names="">Даніел</text:span><text:span text:style-name="a1334" text:class-names=""><text:s text:c="2"/>Белл (1911 – 2011) <text:s text:c="1"/></text:span><text:span text:style-name="a1335" text:class-names="">розділив</text:span><text:span text:style-name="a1336" text:class-names=""><text:s text:c="1"/></text:span><text:span text:style-name="a1337" text:class-names="">сучасну</text:span><text:span text:style-name="a1338" text:class-names=""><text:s text:c="1"/></text:span><text:span text:style-name="a1339" text:class-names="">історію</text:span><text:span text:style-name="a1340" text:class-names=""><text:s text:c="1"/>на три<text:s text:c="1"/></text:span><text:span text:style-name="a1341" text:class-names="">стадії</text:span><text:span text:style-name="a1342" text:class-names="">:<text:s text:c="1"/></text:span><text:span text:style-name="a1343" text:class-names="">доіндустріальну</text:span><text:span text:style-name="a1344" text:class-names="">,<text:s text:c="1"/></text:span><text:span text:style-name="a1345" text:class-names="">індустріальну</text:span><text:span text:style-name="a1346" text:class-names="">,<text:s text:c="1"/></text:span><text:span text:style-name="a1347" text:class-names="">постіндустріальу</text:span><text:span text:style-name="a1348" text:class-names="">.<text:s text:c="1"/></text:span></text:p>
              </text:list-item>
            </text:list>
            <text:list text:style-name="a1382">
              <text:list-item>
                <text:p text:style-name="a1381" text:class-names="" text:cond-style-name=""><text:span text:style-name="a1351" text:class-names="">Стадії</text:span><text:span text:style-name="a1352" text:class-names=""><text:s text:c="1"/></text:span><text:span text:style-name="a1353" text:class-names="">характеризуються</text:span><text:span text:style-name="a1354" text:class-names=""><text:s text:c="1"/></text:span><text:span text:style-name="a1355" text:class-names="">зміною</text:span><text:span text:style-name="a1356" text:class-names=""><text:s text:c="1"/></text:span><text:span text:style-name="a1357" text:class-names="">технологій</text:span><text:span text:style-name="a1358" text:class-names="">,<text:s text:c="1"/></text:span><text:span text:style-name="a1359" text:class-names="">способів</text:span><text:span text:style-name="a1360" text:class-names=""><text:s text:c="1"/></text:span><text:span text:style-name="a1361" text:class-names="">виробництва</text:span><text:span text:style-name="a1362" text:class-names="">, форм<text:s text:c="1"/></text:span><text:span text:style-name="a1363" text:class-names="">власності</text:span><text:span text:style-name="a1364" text:class-names="">,<text:s text:c="1"/></text:span><text:span text:style-name="a1365" text:class-names="">соціальних</text:span><text:span text:style-name="a1366" text:class-names=""><text:s text:c="1"/></text:span><text:span text:style-name="a1367" text:class-names="">інститутів</text:span><text:span text:style-name="a1368" text:class-names="">,<text:s text:c="1"/></text:span><text:span text:style-name="a1369" text:class-names="">політичних</text:span><text:span text:style-name="a1370" text:class-names=""><text:s text:c="1"/></text:span><text:span text:style-name="a1371" text:class-names="">режимів</text:span><text:span text:style-name="a1372" text:class-names="">,<text:s text:c="1"/></text:span><text:span text:style-name="a1373" text:class-names="">культури</text:span><text:span text:style-name="a1374" text:class-names="">, способу<text:s text:c="1"/></text:span><text:span text:style-name="a1375" text:class-names="">життя</text:span><text:span text:style-name="a1376" text:class-names="">, <text:s text:c="1"/></text:span><text:span text:style-name="a1377" text:class-names="">структури</text:span><text:span text:style-name="a1378" text:class-names=""><text:s text:c="1"/></text:span><text:span text:style-name="a1379" text:class-names="">соціуму</text:span><text:span text:style-name="a1380" text:class-names="">.</text:span></text:p>
              </text:list-item>
            </text:list>
            <text:list text:style-name="a1460">
              <text:list-item>
                <text:p text:style-name="a1459" text:class-names="" text:cond-style-name=""><text:span text:style-name="a1383" text:class-names="">Постіндустріальне</text:span><text:span text:style-name="a1384" text:class-names=""><text:s text:c="1"/></text:span><text:span text:style-name="a1385" text:class-names="">суспільство</text:span><text:span text:style-name="a1386" text:class-names="">:<text:s text:c="1"/></text:span><text:span text:style-name="a1387" text:class-names="">розвиток</text:span><text:span text:style-name="a1388" text:class-names=""><text:s text:c="1"/></text:span><text:span text:style-name="a1389" text:class-names="">інформаційних</text:span><text:span text:style-name="a1390" text:class-names=""><text:s text:c="1"/></text:span><text:span text:style-name="a1391" text:class-names="">технологій</text:span><text:span text:style-name="a1392" text:class-names="">;<text:s text:c="1"/></text:span><text:span text:style-name="a1393" text:class-names="">перевага</text:span><text:span text:style-name="a1394" text:class-names=""><text:s text:c="1"/></text:span><text:span text:style-name="a1395" text:class-names="">сфери</text:span><text:span text:style-name="a1396" text:class-names=""><text:s text:c="1"/></text:span><text:span text:style-name="a1397" text:class-names="">послуг</text:span><text:span text:style-name="a1398" text:class-names=""><text:s text:c="1"/>над сферою<text:s text:c="1"/></text:span><text:span text:style-name="a1399" text:class-names="">виробництва</text:span><text:span text:style-name="a1400" text:class-names="">;<text:s text:c="1"/></text:span><text:span text:style-name="a1401" text:class-names="">основний</text:span><text:span text:style-name="a1402" text:class-names=""><text:s text:c="1"/></text:span><text:span text:style-name="a1403" text:class-names="">інститут</text:span><text:span text:style-name="a1404" text:class-names=""><text:s text:c="1"/></text:span><text:span text:style-name="a1405" text:class-names="">освіта</text:span><text:span text:style-name="a1406" text:class-names=""><text:s text:c="1"/>(<text:s text:c="1"/></text:span><text:span text:style-name="a1407" text:class-names="">університет</text:span><text:span text:style-name="a1408" text:class-names=""><text:s text:c="1"/></text:span><text:span text:style-name="a1409" text:class-names="">місце</text:span><text:span text:style-name="a1410" text:class-names=""><text:s text:c="1"/></text:span><text:span text:style-name="a1411" text:class-names="">виробництва</text:span><text:span text:style-name="a1412" text:class-names=""><text:s text:c="1"/></text:span><text:span text:style-name="a1413" text:class-names="">знання</text:span><text:span text:style-name="a1414" text:class-names="">). 70-ті роки ХХ ст.<text:s text:c="1"/></text:span><text:span text:style-name="a1415" text:class-names="">Термін</text:span><text:span text:style-name="a1416" text:class-names=""><text:s text:c="1"/></text:span><text:span text:style-name="a1417" text:class-names="">постіндустріальне</text:span><text:span text:style-name="a1418" text:class-names=""><text:s text:c="1"/></text:span><text:span text:style-name="a1419" text:class-names="">суспільство</text:span><text:span text:style-name="a1420" text:class-names=""><text:s text:c="1"/></text:span><text:span text:style-name="a1421" text:class-names="">вперше</text:span><text:span text:style-name="a1422" text:class-names=""><text:s text:c="1"/></text:span><text:span text:style-name="a1423" text:class-names="">вжив</text:span><text:span text:style-name="a1424" text:class-names=""><text:s text:c="1"/></text:span><text:span text:style-name="a1425" text:class-names="">Д.Белл</text:span><text:span text:style-name="a1426" text:class-names=""><text:s text:c="1"/>у США та Ален<text:s text:c="1"/></text:span><text:span text:style-name="a1427" text:class-names="">Турен</text:span><text:span text:style-name="a1428" text:class-names=""><text:s text:c="1"/>у<text:s text:c="1"/></text:span><text:span text:style-name="a1429" text:class-names="">Франції</text:span><text:span text:style-name="a1430" text:class-names=""><text:s text:c="1"/>1973-1974<text:s text:c="1"/></text:span><text:span text:style-name="a1431" text:class-names="">р.р</text:span><text:span text:style-name="a1432" text:class-names="">. (</text:span><text:span text:style-name="a1433" text:class-names="">управління</text:span><text:span text:style-name="a1434" text:class-names=""><text:s text:c="1"/>«</text:span><text:span text:style-name="a1435" text:class-names="">кодифікованими</text:span><text:span text:style-name="a1436" text:class-names=""><text:s text:c="1"/></text:span><text:span text:style-name="a1437" text:class-names="">знаннями</text:span><text:span text:style-name="a1438" text:class-names="">» є<text:s text:c="1"/></text:span><text:span text:style-name="a1439" text:class-names="">головним</text:span><text:span text:style-name="a1440" text:class-names=""><text:s text:c="1"/></text:span><text:span text:style-name="a1441" text:class-names="">стратегічним</text:span><text:span text:style-name="a1442" text:class-names=""><text:s text:c="1"/>ресурсом<text:s text:c="1"/></text:span><text:span text:style-name="a1443" text:class-names="">суспільства</text:span><text:span text:style-name="a1444" text:class-names="">.<text:s text:c="1"/></text:span><text:span text:style-name="a1445" text:class-names="">Програмісти</text:span><text:span text:style-name="a1446" text:class-names="">,<text:s text:c="1"/></text:span><text:span text:style-name="a1447" text:class-names="">економісти</text:span><text:span text:style-name="a1448" text:class-names=""><text:s text:c="1"/></text:span><text:span text:style-name="a1449" text:class-names="">стають</text:span><text:span text:style-name="a1450" text:class-names=""><text:s text:c="1"/></text:span><text:span text:style-name="a1451" text:class-names="">провідними</text:span><text:span text:style-name="a1452" text:class-names=""><text:s text:c="1"/></text:span><text:span text:style-name="a1453" text:class-names="">соціальними</text:span><text:span text:style-name="a1454" text:class-names=""><text:s text:c="1"/></text:span><text:span text:style-name="a1455" text:class-names="">групами</text:span><text:span text:style-name="a1456" text:class-names=""><text:s text:c="1"/></text:span><text:span text:style-name="a1457" text:class-names="">.</text:span><text:span text:style-name="a1458" text:class-names=""/></text:p>
              </text:list-item>
            </text:list>
            <text:list text:style-name="a1466">
              <text:list-item>
                <text:p text:style-name="a1465" text:class-names="" text:cond-style-name=""><text:span text:style-name="a1461" text:class-names="">Невеликі суспільства (як, наприклад, суспільства "мисливців та збирачів", які розглядаються в прагнуть бути культурно однорідними, але індустріалізовані суспільства самі по собі культурно розмаїті й складаються з численних субкультур, які іноді дуже різняться між собою. Наприклад, у сучасних містах живуть поруч багато<text:s text:c="1"/></text:span><text:span text:style-name="a1462" text:class-names="">субкультурних</text:span><text:span text:style-name="a1463" text:class-names=""><text:s text:c="1"/>спільнот; індіанці, пакистанці, індуси, бангладешці, італійці, греки та китайці сьогодні, скажімо, мешкають у деяких зонах центрального Лондона. Усі такі громади можуть мати власні території і жити власним окремим життям.</text:span><text:span text:style-name="a1464" text:class-names=""/></text:p>
              </text:list-item>
            </text:list>
            <text:list text:style-name="a1475">
              <text:list-item>
                <text:p text:style-name="a1474" text:class-names="" text:cond-style-name=""><text:span text:style-name="a1467" text:class-names="">(</text:span><text:span text:style-name="a1468" text:class-names="">Г</text:span><text:span text:style-name="a1469" text:class-names="">і</text:span><text:span text:style-name="a1470" text:class-names="">денс</text:span><text:span text:style-name="a1471" text:class-names=""><text:s text:c="1"/>Е.</text:span><text:span text:style-name="a1472" text:class-names="">, 1999).</text:span><text:span text:style-name="a1473" text:class-names=""/></text:p>
              </text:list-item>
            </text:list>
            <text:list text:style-name="a1478">
              <text:list-item>
                <text:p text:style-name="a1477" text:class-names="" text:cond-style-name=""><text:span text:style-name="a1476" text:class-names=""/></text:p>
              </text:list-item>
            </text:list>
            <text:list text:style-name="a1481">
              <text:list-item>
                <text:p text:style-name="a1480" text:class-names="" text:cond-style-name=""><text:span text:style-name="a1479" text:class-names=""/></text:p>
              </text:list-item>
            </text:list>
          </draw:text-box>
          <svg:title/>
          <svg:desc/>
        </draw:frame>
      </draw:page>
      <draw:page draw:name="Slide8" draw:style-name="a1483" draw:master-page-name="Master1-Layout2-obj-Title-and-Content" presentation:presentation-page-layout-name="Master1-PPL2" draw:id="Slide-263">
        <draw:frame draw:id="id77" presentation:style-name="a1487" draw:name="Title 1" svg:x="0.58947in" svg:y="0in" svg:width="11.82719in" svg:height="0.91579in" presentation:class="title" presentation:placeholder="false">
          <draw:text-box>
            <text:p text:style-name="a1486" text:class-names="" text:cond-style-name=""><text:span text:style-name="a1484" text:class-names="">Концепція сучасності</text:span><text:span text:style-name="a1485" text:class-names=""/></text:p>
          </draw:text-box>
          <svg:title/>
          <svg:desc/>
        </draw:frame>
        <draw:frame draw:id="id78" presentation:style-name="a1576" draw:name="Content Placeholder 2" svg:x="0in" svg:y="0.91579in" svg:width="12.41667in" svg:height="6.45326in" presentation:class="outline" presentation:placeholder="false">
          <draw:text-box>
            <text:list text:style-name="a1496">
              <text:list-item>
                <text:p text:style-name="a1495" text:class-names="" text:cond-style-name=""><text:span text:style-name="a1488" text:class-names="">Індивідуалізм</text:span><text:span text:style-name="a1489" text:class-names=""><text:s text:c="1"/>«тріумф індивідуального<text:s text:c="1"/></text:span><text:span text:style-name="a1490" text:class-names="">мегатенденція</text:span><text:span text:style-name="a1491" text:class-names="">, що характеризує сучасну епоху<text:s text:c="1"/></text:span><text:span text:style-name="a1492" text:class-names="">(особиста<text:s text:c="1"/></text:span><text:span text:style-name="a1493" text:class-names="">відповідальність людини);</text:span><text:span text:style-name="a1494" text:class-names=""/></text:p>
              </text:list-item>
            </text:list>
            <text:list text:style-name="a1516">
              <text:list-item>
                <text:p text:style-name="a1515" text:class-names="" text:cond-style-name=""><text:span text:style-name="a1497" text:class-names="">Дифференціація</text:span><text:span text:style-name="a1498" text:class-names=""><text:s text:c="1"/></text:span><text:span text:style-name="a1499" text:class-names="">–<text:s text:c="1"/></text:span><text:span text:style-name="a1500" text:class-names="">величезна</text:span><text:span text:style-name="a1501" text:class-names=""><text:s text:c="1"/></text:span><text:span text:style-name="a1502" text:class-names="">кількість</text:span><text:span text:style-name="a1503" text:class-names=""><text:s text:c="1"/></text:span><text:span text:style-name="a1504" text:class-names="">спеціалізованих</text:span><text:span text:style-name="a1505" text:class-names=""><text:s text:c="1"/></text:span><text:span text:style-name="a1506" text:class-names="">професій</text:span><text:span text:style-name="a1507" text:class-names="">, сфера<text:s text:c="1"/></text:span><text:span text:style-name="a1508" text:class-names="">споживання</text:span><text:span text:style-name="a1509" text:class-names="">, «</text:span><text:span text:style-name="a1510" text:class-names="">життєві</text:span><text:span text:style-name="a1511" text:class-names=""><text:s text:c="1"/></text:span><text:span text:style-name="a1512" text:class-names="">шанси</text:span><text:span text:style-name="a1513" text:class-names="">».</text:span><text:span text:style-name="a1514" text:class-names=""/></text:p>
              </text:list-item>
            </text:list>
            <text:list text:style-name="a1527">
              <text:list-item>
                <text:p text:style-name="a1526" text:class-names="" text:cond-style-name=""><text:span text:style-name="a1517" text:class-names="">Раціональність</text:span><text:span text:style-name="a1518" text:class-names=""><text:s text:c="1"/>– роль науки як<text:s text:c="1"/></text:span><text:span text:style-name="a1519" text:class-names="">засобу</text:span><text:span text:style-name="a1520" text:class-names=""><text:s text:c="1"/></text:span><text:span text:style-name="a1521" text:class-names="">пізнання</text:span><text:span text:style-name="a1522" text:class-names="">,<text:s text:c="1"/></text:span><text:span text:style-name="a1523" text:class-names="">деперсоналізація</text:span><text:span text:style-name="a1524" text:class-names="">.</text:span><text:span text:style-name="a1525" text:class-names=""/></text:p>
              </text:list-item>
            </text:list>
            <text:list text:style-name="a1552">
              <text:list-item>
                <text:p text:style-name="a1551" text:class-names="" text:cond-style-name=""><text:span text:style-name="a1528" text:class-names="">Економізм</text:span><text:span text:style-name="a1529" text:class-names=""><text:s text:c="1"/>–<text:s text:c="1"/></text:span><text:span text:style-name="a1530" text:class-names="">домінування</text:span><text:span text:style-name="a1531" text:class-names=""><text:s text:c="1"/></text:span><text:span text:style-name="a1532" text:class-names="">економічної</text:span><text:span text:style-name="a1533" text:class-names=""><text:s text:c="1"/></text:span><text:span text:style-name="a1534" text:class-names="">активності</text:span><text:span text:style-name="a1535" text:class-names=""><text:s text:c="1"/>в<text:s text:c="1"/></text:span><text:span text:style-name="a1536" text:class-names="">соціальному</text:span><text:span text:style-name="a1537" text:class-names=""><text:s text:c="1"/></text:span><text:span text:style-name="a1538" text:class-names="">житті</text:span><text:span text:style-name="a1539" text:class-names="">,<text:s text:c="1"/></text:span><text:span text:style-name="a1540" text:class-names="">економічних</text:span><text:span text:style-name="a1541" text:class-names=""><text:s text:c="1"/></text:span><text:span text:style-name="a1542" text:class-names="">критеріїв</text:span><text:span text:style-name="a1543" text:class-names=""><text:s text:c="1"/>(товар,<text:s text:c="1"/></text:span><text:span text:style-name="a1544" text:class-names="">виробництво</text:span><text:span text:style-name="a1545" text:class-names="">,<text:s text:c="1"/></text:span><text:span text:style-name="a1546" text:class-names="">розподіл</text:span><text:span text:style-name="a1547" text:class-names="">,<text:s text:c="1"/></text:span><text:span text:style-name="a1548" text:class-names="">гроші</text:span><text:span text:style-name="a1549" text:class-names="">).</text:span><text:span text:style-name="a1550" text:class-names=""/></text:p>
              </text:list-item>
            </text:list>
            <text:list text:style-name="a1563">
              <text:list-item>
                <text:p text:style-name="a1562" text:class-names="" text:cond-style-name=""><text:span text:style-name="a1553" text:class-names="">Експансія</text:span><text:span text:style-name="a1554" text:class-names=""><text:s text:c="1"/></text:span><text:span text:style-name="a1555" text:class-names="">–<text:s text:c="1"/></text:span><text:span text:style-name="a1556" text:class-names="">захоплення</text:span><text:span text:style-name="a1557" text:class-names=""><text:s text:c="1"/>простору (</text:span><text:span text:style-name="a1558" text:class-names="">процеси</text:span><text:span text:style-name="a1559" text:class-names=""><text:s text:c="1"/></text:span><text:span text:style-name="a1560" text:class-names="">глобалізації</text:span><text:span text:style-name="a1561" text:class-names="">).</text:span></text:p>
              </text:list-item>
            </text:list>
            <text:list text:style-name="a1569">
              <text:list-item>
                <text:p text:style-name="a1568" text:class-names="" text:cond-style-name=""><text:span text:style-name="a1564" text:class-names="">Концепція сучасності Е.<text:s text:c="1"/></text:span><text:span text:style-name="a1565" text:class-names="">Гіденса</text:span><text:span text:style-name="a1566" text:class-names="">: надзвичайний динамізм ( швидкість змін у соціальних практиках і зразках поведінки); глобальність простору на якому відбуваються зміни; внутрішня природа сучасних соціальних інститутів – нові соціальні форми.</text:span><text:span text:style-name="a1567" text:class-names=""/></text:p>
              </text:list-item>
            </text:list>
            <text:list text:style-name="a1572">
              <text:list-item>
                <text:p text:style-name="a1571" text:class-names="" text:cond-style-name=""><text:span text:style-name="a1570" text:class-names=""/></text:p>
              </text:list-item>
            </text:list>
            <text:list text:style-name="a1575">
              <text:list-item>
                <text:p text:style-name="a1574" text:class-names="" text:cond-style-name=""><text:span text:style-name="a1573" text:class-names=""/></text:p>
              </text:list-item>
            </text:list>
          </draw:text-box>
          <svg:title/>
          <svg:desc/>
        </draw:frame>
      </draw:page>
      <draw:page draw:name="Slide12" draw:style-name="a1577" draw:master-page-name="Master1-Layout2-obj-Title-and-Content" presentation:presentation-page-layout-name="Master1-PPL2" draw:id="Slide-267">
        <draw:frame draw:id="id79" presentation:style-name="a1630" draw:name="Content Placeholder 2" svg:x="0in" svg:y="0in" svg:width="13.33333in" svg:height="7.5in" presentation:class="outline" presentation:placeholder="false">
          <draw:text-box>
            <text:list text:style-name="a1583">
              <text:list-item>
                <text:p text:style-name="a1582" text:class-names="" text:cond-style-name=""><text:span text:style-name="a1578" text:class-names="">Концепція соціальних змін Петра<text:s text:c="1"/></text:span><text:span text:style-name="a1579" text:class-names="">Штомпки</text:span><text:span text:style-name="a1580" text:class-names=""><text:line-break/></text:span><text:span text:style-name="a1581" text:class-names="">«Соціальна зміна як травма»</text:span></text:p>
              </text:list-item>
            </text:list>
            <text:list text:style-name="a1586">
              <text:list-item>
                <text:p text:style-name="a1585" text:class-names="" text:cond-style-name=""><text:span text:style-name="a1584" text:class-names="">Вчений аналізує різні концептуалізації соціальних змін, зокрема парадигми прогресу та травми. Наводиться конкретний приклад соціальної зміни – крах комунізму у східній Європі.<text:s text:c="1"/></text:span></text:p>
              </text:list-item>
            </text:list>
            <text:list text:style-name="a1591">
              <text:list-item>
                <text:p text:style-name="a1590" text:class-names="" text:cond-style-name=""><text:span text:style-name="a1587" text:class-names="">Під травмою маються на увазі певні<text:s text:c="1"/></text:span><text:span text:style-name="a1588" text:class-names="">дисфункціональні</text:span><text:span text:style-name="a1589" text:class-names=""><text:s text:c="1"/>наслідки радикальної зміни звичного для суспільства порядку.</text:span></text:p>
              </text:list-item>
            </text:list>
            <text:list text:style-name="a1598">
              <text:list-item>
                <text:p text:style-name="a1597" text:class-names="" text:cond-style-name=""><text:span text:style-name="a1592" text:class-names="">Штомпка</text:span><text:span text:style-name="a1593" text:class-names=""><text:s text:c="1"/></text:span><text:span text:style-name="a1594" text:class-names="">П.Соціологія</text:span><text:span text:style-name="a1595" text:class-names="">. Аналіз суспільства. – Львів: Колір ПРО, 2020 – 800 с.</text:span><text:span text:style-name="a1596" text:class-names=""/></text:p>
              </text:list-item>
            </text:list>
            <text:list text:style-name="a1601">
              <text:list-item>
                <text:p text:style-name="a1600" text:class-names="" text:cond-style-name=""><text:span text:style-name="a1599" text:class-names=""/></text:p>
              </text:list-item>
            </text:list>
            <text:list text:style-name="a1607">
              <text:list-item>
                <text:p text:style-name="a1606" text:class-names="" text:cond-style-name=""><text:span text:style-name="a1602" text:class-names="">Е</text:span><text:span text:style-name="a1603" text:class-names="">.<text:s text:c="1"/></text:span><text:span text:style-name="a1604" text:class-names="">Гіденс</text:span><text:span text:style-name="a1605" text:class-names="">, аналізуючи реакції індивідів на ризик, виділяє такі адаптаційні стратегії:<text:s text:c="1"/></text:span></text:p>
              </text:list-item>
            </text:list>
            <text:list text:style-name="a1610">
              <text:list-item>
                <text:p text:style-name="a1609" text:class-names="" text:cond-style-name=""><text:span text:style-name="a1608" text:class-names="">- прагматичне ділове ставлення до проблем<text:s text:c="1"/></text:span></text:p>
              </text:list-item>
            </text:list>
            <text:list text:style-name="a1613">
              <text:list-item>
                <text:p text:style-name="a1612" text:class-names="" text:cond-style-name=""><text:span text:style-name="a1611" text:class-names="">- оптимізм, цинічний песимізм і гедонізм</text:span></text:p>
              </text:list-item>
            </text:list>
            <text:list text:style-name="a1618">
              <text:list-item>
                <text:p text:style-name="a1617" text:class-names="" text:cond-style-name=""><text:span text:style-name="a1614" text:class-names="">-<text:s text:c="1"/></text:span><text:span text:style-name="a1615" text:class-names="">жорстока<text:s text:c="1"/></text:span><text:span text:style-name="a1616" text:class-names="">боротьба проти джерел небезпеки.<text:s text:c="1"/></text:span></text:p>
              </text:list-item>
            </text:list>
            <text:list text:style-name="a1623">
              <text:list-item>
                <text:p text:style-name="a1622" text:class-names="" text:cond-style-name=""><text:span text:style-name="a1619" text:class-names="">Ґіденс</text:span><text:span text:style-name="a1620" text:class-names=""><text:s text:c="1"/>Е. Соціологія. – К., Основи. – 1999. – 835 с.</text:span><text:span text:style-name="a1621" text:class-names=""/></text:p>
              </text:list-item>
            </text:list>
            <text:list text:style-name="a1626">
              <text:list-item>
                <text:p text:style-name="a1625" text:class-names="" text:cond-style-name=""><text:span text:style-name="a1624" text:class-names=""/></text:p>
              </text:list-item>
            </text:list>
            <text:list text:style-name="a1629">
              <text:list-item>
                <text:p text:style-name="a1628" text:class-names="" text:cond-style-name=""><text:span text:style-name="a1627" text:class-names=""/></text:p>
              </text:list-item>
            </text:list>
          </draw:text-box>
          <svg:title/>
          <svg:desc/>
        </draw:frame>
      </draw:page>
      <draw:page draw:name="Slide13" draw:style-name="a1631" draw:master-page-name="Master1-Layout2-obj-Title-and-Content" presentation:presentation-page-layout-name="Master1-PPL2" draw:id="Slide-268">
        <draw:frame draw:id="id80" presentation:style-name="a1716" draw:name="Content Placeholder 2" svg:x="0in" svg:y="0in" svg:width="12.72619in" svg:height="7.5in" presentation:class="outline" presentation:placeholder="false">
          <draw:text-box>
            <text:list text:style-name="a1636">
              <text:list-item>
                <text:p text:style-name="a1635" text:class-names="" text:cond-style-name=""><text:span text:style-name="a1632" text:class-names="">Концепція «Суспільство ризику» (Ульріх Бек)</text:span><text:span text:style-name="a1633" text:class-names=""><text:line-break/></text:span><text:span text:style-name="a1634" text:class-names=""/></text:p>
              </text:list-item>
            </text:list>
            <text:list text:style-name="a1639">
              <text:list-item>
                <text:p text:style-name="a1638" text:class-names="" text:cond-style-name=""><text:span text:style-name="a1637" text:class-names="">«У цих умовах нового значення набуває соціологія - як дослідження того, що означає людське життя в пастці, на яку перетворився світ» (Ульріх Бек).</text:span></text:p>
              </text:list-item>
            </text:list>
            <text:list text:style-name="a1643">
              <text:list-item>
                <text:p text:style-name="a1642" text:class-names="" text:cond-style-name=""><text:span text:style-name="a1640" text:class-names="">Німецький<text:s text:c="1"/></text:span><text:span text:style-name="a1641" text:class-names="">соціолог вважає, що в умовах глобалізації<text:line-break/>руйнуються соціальні зв’язки, які в традиційних і індустріальних<text:line-break/>суспільствах виконували функції формування соціального порядку:<text:line-break/>надавали індивіду стабільність, почуття надійності буття, впевненості в майбутньому і захищеності, разом з тим сковуючи його ініціативу, обмежуючи свободу, підпорядковуючи особистість групі.<text:s text:c="1"/></text:span></text:p>
              </text:list-item>
            </text:list>
            <text:list text:style-name="a1664">
              <text:list-item>
                <text:p text:style-name="a1663" text:class-names="" text:cond-style-name=""><text:span text:style-name="a1644" text:class-names="">Місце</text:span><text:span text:style-name="a1645" text:class-names=""><text:s text:c="1"/></text:span><text:span text:style-name="a1646" text:class-names="">ціннісної</text:span><text:span text:style-name="a1647" text:class-names=""><text:s text:c="1"/></text:span><text:span text:style-name="a1648" text:class-names="">системи</text:span><text:span text:style-name="a1649" text:class-names=""><text:s text:c="1"/></text:span><text:span text:style-name="a1650" text:class-names="">суспільства</text:span><text:span text:style-name="a1651" text:class-names=""><text:s text:c="1"/>«</text:span><text:span text:style-name="a1652" text:class-names="">нерівності</text:span><text:span text:style-name="a1653" text:class-names="">»<text:s text:c="1"/></text:span><text:span text:style-name="a1654" text:class-names="">займає</text:span><text:span text:style-name="a1655" text:class-names=""><text:s text:c="1"/>–<text:s text:c="1"/></text:span><text:span text:style-name="a1656" text:class-names="">ціннісна</text:span><text:span text:style-name="a1657" text:class-names=""><text:s text:c="2"/>система «</text:span><text:span text:style-name="a1658" text:class-names="">небезпечного</text:span><text:span text:style-name="a1659" text:class-names="">»<text:s text:c="1"/></text:span><text:span text:style-name="a1660" text:class-names="">суспільства</text:span><text:span text:style-name="a1661" text:class-names="">.</text:span><text:span text:style-name="a1662" text:class-names=""/></text:p>
              </text:list-item>
            </text:list>
            <text:list text:style-name="a1667">
              <text:list-item>
                <text:p text:style-name="a1666" text:class-names="" text:cond-style-name=""><text:span text:style-name="a1665" text:class-names=""/></text:p>
              </text:list-item>
            </text:list>
            <text:list text:style-name="a1712">
              <text:list-item>
                <text:p text:style-name="a1711" text:class-names="" text:cond-style-name=""><text:span text:style-name="a1668" text:class-names="">Коронавірусна</text:span><text:span text:style-name="a1669" text:class-names=""><text:s text:c="1"/></text:span><text:span text:style-name="a1670" text:class-names="">криза</text:span><text:span text:style-name="a1671" text:class-names="">,<text:s text:c="1"/></text:span><text:span text:style-name="a1672" text:class-names="">як</text:span><text:span text:style-name="a1673" text:class-names=""><text:s text:c="1"/>і<text:s text:c="1"/></text:span><text:span text:style-name="a1674" text:class-names="">будь-яка</text:span><text:span text:style-name="a1675" text:class-names=""><text:s text:c="1"/></text:span><text:span text:style-name="a1676" text:class-names="">глобальна</text:span><text:span text:style-name="a1677" text:class-names=""><text:s text:c="1"/></text:span><text:span text:style-name="a1678" text:class-names="">суспільна</text:span><text:span text:style-name="a1679" text:class-names=""><text:s text:c="1"/></text:span><text:span text:style-name="a1680" text:class-names="">криза</text:span><text:span text:style-name="a1681" text:class-names="">,<text:s text:c="1"/></text:span><text:span text:style-name="a1682" text:class-names="">знаходить</text:span><text:span text:style-name="a1683" text:class-names=""><text:s text:c="1"/></text:span><text:span text:style-name="a1684" text:class-names="">відображення</text:span><text:span text:style-name="a1685" text:class-names=""><text:s text:c="1"/>у<text:s text:c="1"/></text:span><text:span text:style-name="a1686" text:class-names="">соціологічних</text:span><text:span text:style-name="a1687" text:class-names=""><text:s text:c="1"/></text:span><text:span text:style-name="a1688" text:class-names="">рефлексіях</text:span><text:span text:style-name="a1689" text:class-names=""><text:s text:c="1"/></text:span><text:span text:style-name="a1690" text:class-names="">та</text:span><text:span text:style-name="a1691" text:class-names=""><text:s text:c="1"/></text:span><text:span text:style-name="a1692" text:class-names="">дослідженнях</text:span><text:span text:style-name="a1693" text:class-names="">.<text:s text:c="1"/></text:span><text:span text:style-name="a1694" text:class-names="">Пандемія</text:span><text:span text:style-name="a1695" text:class-names=""><text:s text:c="1"/>COVID-19<text:s text:c="1"/></text:span><text:span text:style-name="a1696" text:class-names="">стала</text:span><text:span text:style-name="a1697" text:class-names=""><text:s text:c="1"/></text:span><text:span text:style-name="a1698" text:class-names="">потужною</text:span><text:span text:style-name="a1699" text:class-names=""><text:s text:c="1"/></text:span><text:span text:style-name="a1700" text:class-names="">маніфестацією</text:span><text:span text:style-name="a1701" text:class-names=""><text:s text:c="1"/></text:span><text:span text:style-name="a1702" text:class-names="">вразливості</text:span><text:span text:style-name="a1703" text:class-names=""><text:s text:c="1"/></text:span><text:span text:style-name="a1704" text:class-names="">глобального</text:span><text:span text:style-name="a1705" text:class-names=""><text:s text:c="1"/></text:span><text:span text:style-name="a1706" text:class-names="">суспільства</text:span><text:span text:style-name="a1707" text:class-names=""><text:s text:c="1"/></text:span><text:span text:style-name="a1708" text:class-names="">ризику</text:span><text:span text:style-name="a1709" text:class-names="">.<text:s text:c="1"/></text:span><text:span text:style-name="a1710" text:class-names=""/></text:p>
              </text:list-item>
            </text:list>
            <text:list text:style-name="a1715">
              <text:list-item>
                <text:p text:style-name="a1714" text:class-names="" text:cond-style-name=""><text:span text:style-name="a1713" text:class-names=""/></text:p>
              </text:list-item>
            </text:list>
          </draw:text-box>
          <svg:title/>
          <svg:desc/>
        </draw:frame>
      </draw:page>
      <draw:page draw:name="Slide14" draw:style-name="a1717" draw:master-page-name="Master1-Layout2-obj-Title-and-Content" presentation:presentation-page-layout-name="Master1-PPL2" draw:id="Slide-269">
        <draw:frame draw:id="id81" presentation:style-name="a1747" draw:name="Content Placeholder 2" svg:x="0in" svg:y="0in" svg:width="13.09524in" svg:height="7.5in" presentation:class="outline" presentation:placeholder="false">
          <draw:text-box>
            <text:list text:style-name="a1721">
              <text:list-item>
                <text:p text:style-name="a1720" text:class-names="" text:cond-style-name=""><text:span text:style-name="a1718" text:class-names="">Ризик – інтегральна характеристика сучасного суспільства.</text:span><text:span text:style-name="a1719" text:class-names=""><text:s text:c="1"/></text:span></text:p>
              </text:list-item>
            </text:list>
            <text:list text:style-name="a1729">
              <text:list-item>
                <text:p text:style-name="a1728" text:class-names="" text:cond-style-name=""><text:span text:style-name="a1722" text:class-names="">Важлива риса суспільства ризику – усвідомлене ігнорування ризику ключовими агентами модернізації виступає новим засобом збагачення, інструментом соціального впливу<text:s text:c="1"/></text:span><text:span text:style-name="a1723" text:class-names="">i</text:span><text:span text:style-name="a1724" text:class-names=""><text:s text:c="1"/>політичного управління.<text:s text:c="1"/></text:span><text:span text:style-name="a1725" text:class-names="">Багатства<text:s text:c="1"/></text:span><text:span text:style-name="a1726" text:class-names="">зосереждуються</text:span><text:span text:style-name="a1727" text:class-names=""><text:s text:c="1"/>у верхніх шарах. Ризики – в нижніх.</text:span></text:p>
              </text:list-item>
            </text:list>
            <text:list text:style-name="a1734">
              <text:list-item>
                <text:p text:style-name="a1733" text:class-names="" text:cond-style-name=""><text:span text:style-name="a1730" text:class-names="">Ідеологія індивідуалізму</text:span><text:span text:style-name="a1731" text:class-names="">:<text:s text:c="1"/></text:span><text:span text:style-name="a1732" text:class-names="">падає довіра на всіх рівнях; низька інтеграція суспільства; приховування важливої інформації; відсутність управління ризиками.<text:s text:c="1"/></text:span></text:p>
              </text:list-item>
            </text:list>
            <text:list text:style-name="a1740">
              <text:list-item>
                <text:p text:style-name="a1739" text:class-names="" text:cond-style-name=""><text:span text:style-name="a1735" text:class-names="">Сучасні ризики – це не просто випадкові події природного чи суспільного походження, які несуть загрозу і які потрібно передбачити для оцінки і попередження. Вони виробляються всією суспільною системою і тим самим є продуктом колективної безвідповідальності. Ризики не тільки продукуються системою, але й стають надзвичайно прибутковим<text:s text:c="1"/></text:span><text:span text:style-name="a1736" text:class-names="">бізнесом</text:span><text:span text:style-name="a1737" text:class-names="">.</text:span><text:span text:style-name="a1738" text:class-names=""/></text:p>
              </text:list-item>
            </text:list>
            <text:list text:style-name="a1746">
              <text:list-item>
                <text:p text:style-name="a1745" text:class-names="" text:cond-style-name=""><text:span text:style-name="a1741" text:class-names="">(</text:span><text:span text:style-name="a1742" text:class-names="">Beck Ulrich Risk Society</text:span><text:span text:style-name="a1743" text:class-names="">,1986)</text:span><text:span text:style-name="a1744" text:class-names=""/></text:p>
              </text:list-item>
            </text:list>
          </draw:text-box>
          <svg:title/>
          <svg:desc/>
        </draw:frame>
      </draw:page>
      <draw:page draw:name="Slide15" draw:style-name="a1748" draw:master-page-name="Master1-Layout2-obj-Title-and-Content" presentation:presentation-page-layout-name="Master1-PPL2" draw:id="Slide-270">
        <draw:frame draw:id="id82" presentation:style-name="a1752" draw:name="Title 1" svg:x="0in" svg:y="0in" svg:width="12.41667in" svg:height="1.19047in" presentation:class="title" presentation:placeholder="false">
          <draw:text-box>
            <text:p text:style-name="a1751" text:class-names="" text:cond-style-name=""><text:span text:style-name="a1749" text:class-names="">Глобальні ризики Світового економічного форуму</text:span><text:span text:style-name="a1750" text:class-names=""/></text:p>
          </draw:text-box>
          <svg:title/>
          <svg:desc/>
        </draw:frame>
        <draw:frame draw:id="id83" presentation:style-name="a1800" draw:name="Content Placeholder 2" svg:x="0in" svg:y="0.85714in" svg:width="13.33333in" svg:height="6.64286in" presentation:class="outline" presentation:placeholder="false">
          <draw:text-box>
            <text:list text:style-name="a1765">
              <text:list-item>
                <text:p text:style-name="a1764" text:class-names="" text:cond-style-name=""><text:span text:style-name="a1753" text:class-names="">Всесвітній<text:s text:c="1"/></text:span><text:span text:style-name="a1754" text:class-names="">економічний форум</text:span><text:span text:style-name="a1755" text:class-names=""> (</text:span><text:span text:style-name="a1756" text:class-names="">World</text:span><text:span text:style-name="a1757" text:class-names=""><text:s text:c="1"/></text:span><text:span text:style-name="a1758" text:class-names="">Economic</text:span><text:span text:style-name="a1759" text:class-names=""><text:s text:c="1"/></text:span><text:span text:style-name="a1760" text:class-names="">Forum</text:span><text:span text:style-name="a1761" text:class-names="">) — міжнародна неурядова організація, яка базується в Женеві, діяльність якої спрямована на розвиток міжнародної співпраці. Місією організації є «прагнення до поліпшення стану світу шляхом залучення бізнесу, політичних, академічних та інших лідерів суспільства у формуванні глобальних, регіональних, галузевих і повісток дня</text:span><text:span text:style-name="a1762" text:class-names="">».</text:span><text:span text:style-name="a1763" text:class-names=""/></text:p>
              </text:list-item>
            </text:list>
            <text:list text:style-name="a1782">
              <text:list-item>
                <text:p text:style-name="a1781" text:class-names="" text:cond-style-name=""><text:span text:style-name="a1766" text:class-names="">Глобальні</text:span><text:span text:style-name="a1767" text:class-names=""><text:s text:c="1"/></text:span><text:span text:style-name="a1768" text:class-names="">ризики</text:span><text:span text:style-name="a1769" text:class-names=""><text:s text:c="1"/></text:span><text:span text:style-name="a1770" text:class-names="">впорядковані</text:span><text:span text:style-name="a1771" text:class-names=""><text:s text:c="1"/>за<text:s text:c="1"/></text:span><text:span text:style-name="a1772" text:class-names="">серйозністю</text:span><text:span text:style-name="a1773" text:class-names=""><text:s text:c="1"/>в<text:s text:c="1"/></text:span><text:span text:style-name="a1774" text:class-names="">довгостроковій</text:span><text:span text:style-name="a1775" text:class-names=""><text:s text:c="1"/></text:span><text:span text:style-name="a1776" text:class-names="">перспективі</text:span><text:span text:style-name="a1777" text:class-names=""><text:s text:c="1"/>(10<text:s text:c="1"/></text:span><text:span text:style-name="a1778" text:class-names="">років</text:span><text:span text:style-name="a1779" text:class-names=""><text:s text:c="1"/>2023)</text:span><text:span text:style-name="a1780" text:class-names=""/></text:p>
              </text:list-item>
            </text:list>
            <text:list text:style-name="a1785">
              <text:list-item>
                <text:p text:style-name="a1784" text:class-names="" text:cond-style-name=""><text:span text:style-name="a1783" text:class-names="">Неспроможність пом'якшити зміни клімату, нездатність адаптуватися до зміни клімату, стихійні лиха та екстремальна погода, втрата біорізноманіття та колапс екосистеми, масштабна вимушена міграція</text:span></text:p>
              </text:list-item>
            </text:list>
            <text:list text:style-name="a1790">
              <text:list-item>
                <text:p text:style-name="a1789" text:class-names="" text:cond-style-name=""><text:span text:style-name="a1786" text:class-names=""><text:a xlink:href="https://www3.weforum.org/docs/WEF_Global_Risks_Report_2023.pdf" text:style-name="" text:visited-style-name="">https://www3.weforum.org/docs/WEF_Global_Risks_Report_2023.</text:a></text:span><text:span text:style-name="a1787" text:class-names=""><text:a xlink:href="https://www3.weforum.org/docs/WEF_Global_Risks_Report_2023.pdf" text:style-name="" text:visited-style-name="">pdf</text:a></text:span><text:span text:style-name="a1788" text:class-names=""/></text:p>
              </text:list-item>
            </text:list>
            <text:list text:style-name="a1793">
              <text:list-item>
                <text:p text:style-name="a1792" text:class-names="" text:cond-style-name=""><text:span text:style-name="a1791" text:class-names=""/></text:p>
              </text:list-item>
            </text:list>
            <text:list text:style-name="a1796">
              <text:list-item>
                <text:p text:style-name="a1795" text:class-names="" text:cond-style-name=""><text:span text:style-name="a1794" text:class-names="">“If you think the economy is more important than the environment, try holding your breath while counting your money.” – Professor Guy McPherson, School of Natural Resources, University of Arizona.<text:s text:c="1"/></text:span></text:p>
              </text:list-item>
            </text:list>
            <text:list text:style-name="a1799">
              <text:list-item>
                <text:p text:style-name="a1798" text:class-names="" text:cond-style-name=""><text:span text:style-name="a1797" text:class-names=""/></text:p>
              </text:list-item>
            </text:list>
          </draw:text-box>
          <svg:title/>
          <svg:desc/>
        </draw:frame>
      </draw:page>
      <draw:page draw:name="Slide16" draw:style-name="a1801" draw:master-page-name="Master1-Layout2-obj-Title-and-Content" presentation:presentation-page-layout-name="Master1-PPL2" draw:id="Slide-271">
        <draw:frame draw:id="id84" presentation:style-name="a1807" draw:name="Title 1" svg:x="0.34524in" svg:y="0.01997in" svg:width="11.5in" svg:height="1.44965in" presentation:class="title" presentation:placeholder="false">
          <draw:text-box>
            <text:p text:style-name="a1806" text:class-names="" text:cond-style-name=""><text:span text:style-name="a1802" text:class-names="">Майбутні виклики людства <text:line-break/>(</text:span><text:span text:style-name="a1803" text:class-names="">Юваль Ной Харарі 2019)</text:span><text:span text:style-name="a1804" text:class-names=""><text:line-break/></text:span><text:span text:style-name="a1805" text:class-names=""/></text:p>
          </draw:text-box>
          <svg:title/>
          <svg:desc/>
        </draw:frame>
        <draw:frame draw:id="id85" presentation:style-name="a1836" draw:name="Content Placeholder 2" svg:x="0in" svg:y="1.11558in" svg:width="13.33333in" svg:height="6.38442in" presentation:class="outline" presentation:placeholder="false">
          <draw:text-box>
            <text:list text:style-name="a1810">
              <text:list-item>
                <text:p text:style-name="a1809" text:class-names="" text:cond-style-name=""><text:span text:style-name="a1808" text:class-names=""/></text:p>
              </text:list-item>
            </text:list>
            <text:list text:style-name="a1813">
              <text:list-item>
                <text:p text:style-name="a1812" text:class-names="" text:cond-style-name=""><text:span text:style-name="a1811" text:class-names="">Світовий порядок зараз схожий на будинок, в якому всі живуть, але ніхто його не лагодить. Він може протриматися ще кілька років, але якщо ми продовжимо в тому ж дусі, то повернемося в «джунглі» проблеми, які загрожують виживанню нашого виду. Це ядерна війна, екологічний колапс і технологічний прорив. </text:span></text:p>
              </text:list-item>
            </text:list>
            <text:list text:style-name="a1817">
              <text:list-item>
                <text:p text:style-name="a1816" text:class-names="" text:cond-style-name=""><text:span text:style-name="a1814" text:class-names="">Марний клас. </text:span><text:span text:style-name="a1815" text:class-names="">Спочатку ми можемо зіткнутися з потрясіннями на соціальному й економічному рівнях. Автоматизація скоро знищить мільйони робочих місць, і хоч нові робочі місця, безумовно, будуть створені, невідомо, чи зможуть люди здобути необхідні знання та навички вчасно. Якщо раніше люди боролися з експлуатацією, то в 21 столітті будуть по-справжньому боротися з непотрібністю. І набагато гірше бути непотрібним, ніж експлуатованим.</text:span></text:p>
              </text:list-item>
            </text:list>
            <text:list text:style-name="a1821">
              <text:list-item>
                <text:p text:style-name="a1820" text:class-names="" text:cond-style-name=""><text:span text:style-name="a1818" text:class-names="">Нерівність і колонії даних</text:span><text:span text:style-name="a1819" text:class-names="">. Революція штучного інтелекту (ШІ) може стати причиною безпрецедентної нерівності не тільки між класами, а й між країнами. Коли у вас достатньо даних, вам вже не потрібно відправляти кудись солдатів, аби контролювати країну.</text:span></text:p>
              </text:list-item>
            </text:list>
            <text:list text:style-name="a1825">
              <text:list-item>
                <text:p text:style-name="a1824" text:class-names="" text:cond-style-name=""><text:span text:style-name="a1822" text:class-names="">Цифрова диктатура</text:span><text:span text:style-name="a1823" text:class-names="">. Наступна загроза, з якою ми можемо зіткнутися — це розквіт цифрових диктатур, які невпинно стежать за кожним.<text:s text:c="1"/></text:span></text:p>
              </text:list-item>
            </text:list>
            <text:list text:style-name="a1828">
              <text:list-item>
                <text:p text:style-name="a1827" text:class-names="" text:cond-style-name=""><text:span text:style-name="a1826" text:class-names="">Світове співробітництво. </text:span></text:p>
              </text:list-item>
            </text:list>
            <text:list text:style-name="a1832">
              <text:list-item>
                <text:p text:style-name="a1831" text:class-names="" text:cond-style-name=""><text:span text:style-name="a1829" text:class-names="">Якщо ви боїтеся чогось з того, про що я розповів, ви можете щось зробити, але для чогось по-справжньому ефективного нам потрібно світове співробітництво. Коли будь-який лідер каже: «Моя країна передусім», ми повинні нагадувати цьому лідеру, що країна не зможе самостійно запобігти ядерній війні або зупинити екологічний колапс.<text:s text:c="1"/></text:span><text:span text:style-name="a1830" text:class-names=""/></text:p>
              </text:list-item>
            </text:list>
            <text:list text:style-name="a1835">
              <text:list-item>
                <text:p text:style-name="a1834" text:class-names="" text:cond-style-name=""><text:span text:style-name="a1833" text:class-names=""/></text:p>
              </text:list-item>
            </text:list>
          </draw:text-box>
          <svg:title/>
          <svg:desc/>
        </draw:frame>
      </draw:page>
      <draw:page draw:name="Slide17" draw:style-name="a1837" draw:master-page-name="Master1-Layout2-obj-Title-and-Content" presentation:presentation-page-layout-name="Master1-PPL2" draw:id="Slide-272">
        <draw:frame draw:id="id86" presentation:style-name="a1876" draw:name="Content Placeholder 2" svg:x="0.07143in" svg:y="0in" svg:width="12.38095in" svg:height="7.5in" presentation:class="outline" presentation:placeholder="false">
          <draw:text-box>
            <text:list text:style-name="a1840">
              <text:list-item>
                <text:p text:style-name="a1839" text:class-names="" text:cond-style-name=""><text:span text:style-name="a1838" text:class-names=""/></text:p>
              </text:list-item>
            </text:list>
            <text:list text:style-name="a1845">
              <text:list-item>
                <text:p text:style-name="a1844" text:class-names="" text:cond-style-name=""><text:span text:style-name="a1841" text:class-names="">Закон «джунглів».</text:span><text:span text:style-name="a1842" text:class-names=""> </text:span><text:span text:style-name="a1843" text:class-names=""/></text:p>
              </text:list-item>
            </text:list>
            <text:list text:style-name="a1866">
              <text:list-item>
                <text:p text:style-name="a1865" text:class-names="" text:cond-style-name=""><text:span text:style-name="a1846" text:class-names="">Тисячі<text:s text:c="1"/></text:span><text:span text:style-name="a1847" text:class-names="">років люди жили за законом «джунглів», перебуваючи в стані повсюдної війни.<text:s text:c="1"/></text:span><text:span text:style-name="a1848" text:class-names="">Закон «джунглів» говорив, що велика ймовірність того, що між двома будь-якими сусідніми країнами наступного року почнеться війна. Мир означав тільки тимчасову відсутність війни</text:span><text:span text:style-name="a1849" text:class-names="">. Коли мир був, наприклад, між Афінами і Спартою чи Францією і Німеччиною — це означало, що зараз вони не воюють, але наступного року цілком можуть почати. За останні кілька десятиліть людство змогло зробити неможливе — порушити закон і втекти з «джунглів».<text:s text:c="1"/></text:span><text:span text:style-name="a1850" text:class-names="">Ми створили ліберальний світовий порядок, заснований на правилах, який, незважаючи на безліч недоліків, дозволив увійти в найбільш процвітаючу і мирну епоху в історії людства.</text:span><text:span text:style-name="a1851" text:class-names=""><text:s text:c="1"/>Змінилося саме розуміння слова «мир», тепер це не тимчасова відсутність війни, а її малоймовірність</text:span><text:span text:style-name="a1852" text:class-names="">.</text:span><text:span text:style-name="a1853" text:class-names=""><text:s text:c="1"/>Більшість країн, з деякими винятками, наприклад,<text:s text:c="1"/></text:span><text:span text:style-name="a1854" text:class-names="">р</text:span><text:span text:style-name="a1855" text:class-names="">осією</text:span><text:span text:style-name="a1856" text:class-names="">, навіть не мріють про завоювання й анексії сусідів, тому більшість країн може дозволити собі витрачати лише 2% ВВП на оборону і витрачати набагато більше на освіту й охорону здоров’я. Це  не «джунглі».<text:s text:c="1"/></text:span><text:span text:style-name="a1857" text:class-names="">На жаль, ми настільки звикли до цієї чудової ситуації, що приймаємо її як належне, а отже — ми стали надзвичайно безпечними.</text:span><text:span text:style-name="a1858" text:class-names=""><text:s text:c="1"/></text:span><text:span text:style-name="a1859" text:class-names="">Світовий порядок зараз схожий на будинок, у якому всі живуть, але ніхто його не лагодить</text:span><text:span text:style-name="a1860" text:class-names="">. Він може протриматися ще кілька років, але якщо ми продовжимо в тому ж дусі — він зруйнується, і ми повернемося в «джунглі». Ми забули, що це таке, але<text:s text:c="1"/></text:span><text:span text:style-name="a1861" text:class-names="">повірте</text:span><text:span text:style-name="a1862" text:class-names=""><text:s text:c="1"/>мені як історику, ви не хочете повертатися туди. Там набагато гірше, ніж ви думаєте. Так, наш вид еволюціонував у цих «джунглях» — і навіть процвітав тисячі років, але повернувшись туди з новими технологіями 21 століття, ми, найімовірніше, знищимо себе. Звичайно, навіть якщо ми зникнемо, це не стане кінцем світу. Щось нас<text:s text:c="1"/></text:span><text:span text:style-name="a1863" text:class-names="">переживе</text:span><text:span text:style-name="a1864" text:class-names="">, наприклад, щури, які свого часу зможуть відновити цивілізацію. Може, пацюки тоді зможуть повчитися на наших помилках, але я більше покладаю надії на світових лідерів, а не на щурів.</text:span></text:p>
              </text:list-item>
            </text:list>
            <text:list text:style-name="a1872">
              <text:list-item>
                <text:p text:style-name="a1871" text:class-names="" text:cond-style-name=""><text:span text:style-name="a1867" text:class-names=""><text:a xlink:href="https://nv.ua/ukr/opinion/recommends/maybutnye-svitu-yuval-noy-harari-pro-te-shcho-chekaye-lyudstvo-u-21-stolitti-ostanni-novini-50066647.html" text:style-name="" text:visited-style-name="">https</text:a></text:span><text:span text:style-name="a1868" text:class-names=""><text:a xlink:href="https://nv.ua/ukr/opinion/recommends/maybutnye-svitu-yuval-noy-harari-pro-te-shcho-chekaye-lyudstvo-u-21-stolitti-ostanni-novini-50066647.html" text:style-name="" text:visited-style-name="">://nv.ua/ukr/opinion/recommends/maybutnye-svitu-yuval-noy-harari-pro-te-shcho-chekaye-lyudstvo-u-21-stolitti-ostanni-novini-50066647.html</text:a></text:span><text:span text:style-name="a1869" text:class-names=""> </text:span><text:span text:style-name="a1870" text:class-names=""/></text:p>
              </text:list-item>
            </text:list>
            <text:list text:style-name="a1875">
              <text:list-item>
                <text:p text:style-name="a1874" text:class-names="" text:cond-style-name=""><text:span text:style-name="a1873" text:class-names=""/></text:p>
              </text:list-item>
            </text:list>
          </draw:text-box>
          <svg:title/>
          <svg:desc/>
        </draw:frame>
      </draw:page>
      <draw:page draw:name="Slide9" draw:style-name="a1877" draw:master-page-name="Master1-Layout2-obj-Title-and-Content" presentation:presentation-page-layout-name="Master1-PPL2" draw:id="Slide-264">
        <draw:frame draw:id="id87" presentation:style-name="a1881" draw:name="Title 1" svg:x="0.66316in" svg:y="0in" svg:width="11.75351in" svg:height="0.92631in" presentation:class="title" presentation:placeholder="false">
          <draw:text-box>
            <text:p text:style-name="a1880" text:class-names="" text:cond-style-name=""><text:span text:style-name="a1878" text:class-names="">Концепція постмодернізму.<text:s text:c="1"/></text:span><text:span text:style-name="a1879" text:class-names=""/></text:p>
          </draw:text-box>
          <svg:title/>
          <svg:desc/>
        </draw:frame>
        <draw:frame draw:id="id88" presentation:style-name="a2029" draw:name="Content Placeholder 2" svg:x="0.18684in" svg:y="1.04854in" svg:width="12.41667in" svg:height="6.33559in" presentation:class="outline" presentation:placeholder="false">
          <draw:text-box>
            <text:list text:style-name="a1894">
              <text:list-item>
                <text:p text:style-name="a1893" text:class-names="" text:cond-style-name=""><text:span text:style-name="a1882" text:class-names="">Неприйняття</text:span><text:span text:style-name="a1883" text:class-names=""><text:s text:c="1"/></text:span><text:span text:style-name="a1884" text:class-names="">прагнення</text:span><text:span text:style-name="a1885" text:class-names=""><text:s text:c="1"/>до<text:s text:c="1"/></text:span><text:span text:style-name="a1886" text:class-names="">аутентичності</text:span><text:span text:style-name="a1887" text:class-names="">,<text:s text:c="1"/></text:span><text:span text:style-name="a1888" text:class-names="">оскульки</text:span><text:span text:style-name="a1889" text:class-names=""><text:s text:c="1"/>все<text:s text:c="1"/></text:span><text:span text:style-name="a1890" text:class-names="">неаутентичне</text:span><text:span text:style-name="a1891" text:class-names="">;</text:span><text:span text:style-name="a1892" text:class-names=""/></text:p>
              </text:list-item>
            </text:list>
            <text:list text:style-name="a1911">
              <text:list-item>
                <text:p text:style-name="a1910" text:class-names="" text:cond-style-name=""><text:span text:style-name="a1895" text:class-names="">Неприйняття</text:span><text:span text:style-name="a1896" text:class-names=""><text:s text:c="1"/></text:span><text:span text:style-name="a1897" text:class-names="">прагнення</text:span><text:span text:style-name="a1898" text:class-names=""><text:s text:c="1"/>до<text:s text:c="1"/></text:span><text:span text:style-name="a1899" text:class-names="">зясування</text:span><text:span text:style-name="a1900" text:class-names=""><text:s text:c="1"/></text:span><text:span text:style-name="a1901" text:class-names="">змісту</text:span><text:span text:style-name="a1902" text:class-names="">,<text:s text:c="1"/></text:span><text:span text:style-name="a1903" text:class-names="">безнадійність</text:span><text:span text:style-name="a1904" text:class-names=""><text:s text:c="1"/></text:span><text:span text:style-name="a1905" text:class-names="">пошуку</text:span><text:span text:style-name="a1906" text:class-names=""><text:s text:c="1"/></text:span><text:span text:style-name="a1907" text:class-names="">змісту</text:span><text:span text:style-name="a1908" text:class-names="">;</text:span><text:span text:style-name="a1909" text:class-names=""/></text:p>
              </text:list-item>
            </text:list>
            <text:list text:style-name="a1928">
              <text:list-item>
                <text:p text:style-name="a1927" text:class-names="" text:cond-style-name=""><text:span text:style-name="a1912" text:class-names="">Особлива</text:span><text:span text:style-name="a1913" text:class-names=""><text:s text:c="1"/></text:span><text:span text:style-name="a1914" text:class-names="">увага</text:span><text:span text:style-name="a1915" text:class-names=""><text:s text:c="1"/>до<text:s text:c="1"/></text:span><text:span text:style-name="a1916" text:class-names="">отримання</text:span><text:span text:style-name="a1917" text:class-names=""><text:s text:c="1"/></text:span><text:span text:style-name="a1918" text:class-names="">задоволення</text:span><text:span text:style-name="a1919" text:class-names="">,<text:s text:c="1"/></text:span><text:span text:style-name="a1920" text:class-names="">невідрефлексованого</text:span><text:span text:style-name="a1921" text:class-names=""><text:s text:c="1"/></text:span><text:span text:style-name="a1922" text:class-names="">життєвого</text:span><text:span text:style-name="a1923" text:class-names=""><text:s text:c="1"/></text:span><text:span text:style-name="a1924" text:class-names="">досвіду</text:span><text:span text:style-name="a1925" text:class-names="">;</text:span><text:span text:style-name="a1926" text:class-names=""/></text:p>
              </text:list-item>
            </text:list>
            <text:list text:style-name="a1941">
              <text:list-item>
                <text:p text:style-name="a1940" text:class-names="" text:cond-style-name=""><text:span text:style-name="a1929" text:class-names="">Задоволення</text:span><text:span text:style-name="a1930" text:class-names=""><text:s text:c="1"/></text:span><text:span text:style-name="a1931" text:class-names="">від</text:span><text:span text:style-name="a1932" text:class-names=""><text:s text:c="1"/></text:span><text:span text:style-name="a1933" text:class-names="">поверхневого</text:span><text:span text:style-name="a1934" text:class-names="">,<text:s text:c="1"/></text:span><text:span text:style-name="a1935" text:class-names="">видимості</text:span><text:span text:style-name="a1936" text:class-names=""><text:s text:c="1"/></text:span><text:span text:style-name="a1937" text:class-names="">змін</text:span><text:span text:style-name="a1938" text:class-names="">.</text:span><text:span text:style-name="a1939" text:class-names=""/></text:p>
              </text:list-item>
            </text:list>
            <text:list text:style-name="a1947">
              <text:list-item>
                <text:p text:style-name="a1946" text:class-names="" text:cond-style-name=""><text:span text:style-name="a1942" text:class-names="">Криза<text:s text:c="1"/></text:span><text:span text:style-name="a1943" text:class-names="">переконань</text:span><text:span text:style-name="a1944" text:class-names="">:</text:span><text:span text:style-name="a1945" text:class-names=""/></text:p>
              </text:list-item>
            </text:list>
            <text:list text:style-name="a1967">
              <text:list-item>
                <text:p text:style-name="a1966" text:class-names="" text:cond-style-name=""><text:span text:style-name="a1948" text:class-names="">у</text:span><text:span text:style-name="a1949" text:class-names="">мовні</text:span><text:span text:style-name="a1950" text:class-names=""><text:s text:c="1"/></text:span><text:span text:style-name="a1951" text:class-names="">переконання</text:span><text:span text:style-name="a1952" text:class-names=""><text:s text:c="1"/></text:span><text:span text:style-name="a1953" text:class-names="">формують</text:span><text:span text:style-name="a1954" text:class-names=""><text:s text:c="1"/></text:span><text:span text:style-name="a1955" text:class-names="">швидкість</text:span><text:span text:style-name="a1956" text:class-names=""><text:s text:c="1"/></text:span><text:span text:style-name="a1957" text:class-names="">подій</text:span><text:span text:style-name="a1958" text:class-names=""><text:s text:c="1"/>та<text:s text:c="1"/></text:span><text:span text:style-name="a1959" text:class-names="">фактів</text:span><text:span text:style-name="a1960" text:class-names=""><text:s text:c="1"/>–<text:s text:c="1"/></text:span><text:span text:style-name="a1961" text:class-names="">кліпова</text:span><text:span text:style-name="a1962" text:class-names=""><text:s text:c="1"/></text:span><text:span text:style-name="a1963" text:class-names="">стилістика</text:span><text:span text:style-name="a1964" text:class-names="">;</text:span><text:span text:style-name="a1965" text:class-names=""/></text:p>
              </text:list-item>
            </text:list>
            <text:list text:style-name="a1999">
              <text:list-item>
                <text:p text:style-name="a1998" text:class-names="" text:cond-style-name=""><text:span text:style-name="a1968" text:class-names="">з</text:span><text:span text:style-name="a1969" text:class-names="">амість</text:span><text:span text:style-name="a1970" text:class-names=""><text:s text:c="1"/></text:span><text:span text:style-name="a1971" text:class-names="">віри</text:span><text:span text:style-name="a1972" text:class-names=""><text:s text:c="1"/>як<text:s text:c="1"/></text:span><text:span text:style-name="a1973" text:class-names="">переконання</text:span><text:span text:style-name="a1974" text:class-names=""><text:s text:c="1"/></text:span><text:span text:style-name="a1975" text:class-names="">перемагає</text:span><text:span text:style-name="a1976" text:class-names=""><text:s text:c="1"/></text:span><text:span text:style-name="a1977" text:class-names="">віра</text:span><text:span text:style-name="a1978" text:class-names=""><text:s text:c="1"/>як<text:s text:c="1"/></text:span><text:span text:style-name="a1979" text:class-names="">миттєва</text:span><text:span text:style-name="a1980" text:class-names=""><text:s text:c="1"/>потреба як<text:s text:c="1"/></text:span><text:span text:style-name="a1981" text:class-names="">приреченість</text:span><text:span text:style-name="a1982" text:class-names=""><text:s text:c="1"/></text:span><text:span text:style-name="a1983" text:class-names="">реагувати</text:span><text:span text:style-name="a1984" text:class-names=""><text:s text:c="1"/>на<text:s text:c="1"/></text:span><text:span text:style-name="a1985" text:class-names="">потік</text:span><text:span text:style-name="a1986" text:class-names=""><text:s text:c="1"/></text:span><text:span text:style-name="a1987" text:class-names="">інформації</text:span><text:span text:style-name="a1988" text:class-names="">,<text:s text:c="1"/></text:span><text:span text:style-name="a1989" text:class-names="">істинність</text:span><text:span text:style-name="a1990" text:class-names=""><text:s text:c="1"/></text:span><text:span text:style-name="a1991" text:class-names="">якої</text:span><text:span text:style-name="a1992" text:class-names=""><text:s text:c="1"/></text:span><text:span text:style-name="a1993" text:class-names="">неможливо</text:span><text:span text:style-name="a1994" text:class-names=""><text:s text:c="1"/></text:span><text:span text:style-name="a1995" text:class-names="">перевірити</text:span><text:span text:style-name="a1996" text:class-names="">;<text:s text:c="1"/></text:span><text:span text:style-name="a1997" text:class-names=""/></text:p>
              </text:list-item>
            </text:list>
            <text:list text:style-name="a2025">
              <text:list-item>
                <text:p text:style-name="a2024" text:class-names="" text:cond-style-name=""><text:span text:style-name="a2000" text:class-names="">с</text:span><text:span text:style-name="a2001" text:class-names="">прощене</text:span><text:span text:style-name="a2002" text:class-names=""><text:s text:c="1"/></text:span><text:span text:style-name="a2003" text:class-names="">мислення</text:span><text:span text:style-name="a2004" text:class-names=""><text:s text:c="1"/></text:span><text:span text:style-name="a2005" text:class-names="">визначає</text:span><text:span text:style-name="a2006" text:class-names=""><text:s text:c="1"/></text:span><text:span text:style-name="a2007" text:class-names="">відношення</text:span><text:span text:style-name="a2008" text:class-names=""><text:s text:c="1"/>до<text:s text:c="1"/></text:span><text:span text:style-name="a2009" text:class-names="">суспільних</text:span><text:span text:style-name="a2010" text:class-names=""><text:s text:c="1"/>норм, в<text:s text:c="1"/></text:span><text:span text:style-name="a2011" text:class-names="">яких</text:span><text:span text:style-name="a2012" text:class-names=""><text:s text:c="1"/>все<text:s text:c="1"/></text:span><text:span text:style-name="a2013" text:class-names="">менше</text:span><text:span text:style-name="a2014" text:class-names=""><text:s text:c="1"/></text:span><text:span text:style-name="a2015" text:class-names="">обов’язків</text:span><text:span text:style-name="a2016" text:class-names=""><text:s text:c="1"/>і все<text:s text:c="1"/></text:span><text:span text:style-name="a2017" text:class-names="">більше</text:span><text:span text:style-name="a2018" text:class-names=""><text:s text:c="1"/></text:span><text:span text:style-name="a2019" text:class-names="">безвідповідальної</text:span><text:span text:style-name="a2020" text:class-names=""><text:s text:c="2"/></text:span><text:span text:style-name="a2021" text:class-names="">активності</text:span><text:span text:style-name="a2022" text:class-names="">.</text:span><text:span text:style-name="a2023" text:class-names=""/></text:p>
              </text:list-item>
            </text:list>
            <text:list text:style-name="a2028">
              <text:list-item>
                <text:p text:style-name="a2027" text:class-names="" text:cond-style-name=""><text:span text:style-name="a2026" text:class-names=""/></text:p>
              </text:list-item>
            </text:list>
          </draw:text-box>
          <svg:title/>
          <svg:desc/>
        </draw:frame>
      </draw:page>
      <draw:page draw:name="Slide10" draw:style-name="a2030" draw:master-page-name="Master1-Layout2-obj-Title-and-Content" presentation:presentation-page-layout-name="Master1-PPL2" draw:id="Slide-265">
        <draw:frame draw:id="id89" presentation:style-name="a2225" draw:name="Content Placeholder 2" svg:x="0in" svg:y="0in" svg:width="12.41667in" svg:height="6.75521in" presentation:class="outline" presentation:placeholder="false">
          <draw:text-box>
            <text:list text:style-name="a2043">
              <text:list-item>
                <text:p text:style-name="a2042" text:class-names="" text:cond-style-name=""><text:span text:style-name="a2031" text:class-names="">Постмодернізм</text:span><text:span text:style-name="a2032" text:class-names=""><text:s text:c="1"/>–<text:s text:c="1"/></text:span><text:span text:style-name="a2033" text:class-names="">вчення</text:span><text:span text:style-name="a2034" text:class-names="">,<text:s text:c="1"/></text:span><text:span text:style-name="a2035" text:class-names="">що</text:span><text:span text:style-name="a2036" text:class-names=""><text:s text:c="1"/></text:span><text:span text:style-name="a2037" text:class-names="">заперечує</text:span><text:span text:style-name="a2038" text:class-names=""><text:s text:c="1"/>саму<text:s text:c="1"/></text:span><text:span text:style-name="a2039" text:class-names="">реальність</text:span><text:span text:style-name="a2040" text:class-names="">.</text:span><text:span text:style-name="a2041" text:class-names=""/></text:p>
              </text:list-item>
            </text:list>
            <text:list text:style-name="a2057">
              <text:list-item>
                <text:p text:style-name="a2056" text:class-names="" text:cond-style-name=""><text:span text:style-name="a2044" text:class-names="">Постмодерність</text:span><text:span text:style-name="a2045" text:class-names="">» катастрофа<text:s text:c="1"/></text:span><text:span text:style-name="a2046" text:class-names="">модерності</text:span><text:span text:style-name="a2047" text:class-names="">.<text:s text:c="1"/></text:span><text:span text:style-name="a2048" text:class-names="">Сучасна</text:span><text:span text:style-name="a2049" text:class-names=""><text:s text:c="1"/></text:span><text:span text:style-name="a2050" text:class-names="">культура –<text:s text:c="1"/></text:span><text:span text:style-name="a2051" text:class-names="">це</text:span><text:span text:style-name="a2052" text:class-names=""><text:s text:c="1"/>культура<text:s text:c="1"/></text:span><text:span text:style-name="a2053" text:class-names="">знаків</text:span><text:span text:style-name="a2054" text:class-names="">.<text:s text:c="1"/></text:span><text:span text:style-name="a2055" text:class-names=""/></text:p>
              </text:list-item>
            </text:list>
            <text:list text:style-name="a2073">
              <text:list-item>
                <text:p text:style-name="a2072" text:class-names="" text:cond-style-name=""><text:span text:style-name="a2058" text:class-names="">«</text:span><text:span text:style-name="a2059" text:class-names="">Симулякр»<text:s text:c="1"/></text:span><text:span text:style-name="a2060" text:class-names="">-<text:s text:c="1"/></text:span><text:span text:style-name="a2061" text:class-names="">видимість</text:span><text:span text:style-name="a2062" text:class-names="">,<text:s text:c="1"/></text:span><text:span text:style-name="a2063" text:class-names="">копії</text:span><text:span text:style-name="a2064" text:class-names="">,<text:s text:c="1"/></text:span><text:span text:style-name="a2065" text:class-names="">які</text:span><text:span text:style-name="a2066" text:class-names=""><text:s text:c="1"/>не<text:s text:c="1"/></text:span><text:span text:style-name="a2067" text:class-names="">мають</text:span><text:span text:style-name="a2068" text:class-names=""><text:s text:c="1"/></text:span><text:span text:style-name="a2069" text:class-names="">оригінала</text:span><text:span text:style-name="a2070" text:class-names="">.<text:s text:c="1"/></text:span><text:span text:style-name="a2071" text:class-names=""/></text:p>
              </text:list-item>
            </text:list>
            <text:list text:style-name="a2099">
              <text:list-item>
                <text:p text:style-name="a2098" text:class-names="" text:cond-style-name=""><text:span text:style-name="a2074" text:class-names="">«</text:span><text:span text:style-name="a2075" text:class-names="">За одну годину перед<text:s text:c="1"/></text:span><text:span text:style-name="a2076" text:class-names="">телевізором</text:span><text:span text:style-name="a2077" text:class-names=""><text:s text:c="1"/></text:span><text:span text:style-name="a2078" text:class-names="">людина</text:span><text:span text:style-name="a2079" text:class-names=""><text:s text:c="1"/></text:span><text:span text:style-name="a2080" text:class-names="">отримує</text:span><text:span text:style-name="a2081" text:class-names=""><text:s text:c="1"/></text:span><text:span text:style-name="a2082" text:class-names="">більше</text:span><text:span text:style-name="a2083" text:class-names=""><text:s text:c="1"/></text:span><text:span text:style-name="a2084" text:class-names="">образів</text:span><text:span text:style-name="a2085" text:class-names="">,<text:s text:c="1"/></text:span><text:span text:style-name="a2086" text:class-names="">ніж</text:span><text:span text:style-name="a2087" text:class-names=""><text:s text:c="1"/>в<text:s text:c="1"/></text:span><text:span text:style-name="a2088" text:class-names="">індустріальному</text:span><text:span text:style-name="a2089" text:class-names=""><text:s text:c="1"/></text:span><text:span text:style-name="a2090" text:class-names="">суспільстві</text:span><text:span text:style-name="a2091" text:class-names=""><text:s text:c="1"/>вона<text:s text:c="1"/></text:span><text:span text:style-name="a2092" text:class-names="">отримала</text:span><text:span text:style-name="a2093" text:class-names=""><text:s text:c="1"/>за все<text:s text:c="1"/></text:span><text:span text:style-name="a2094" text:class-names="">своє</text:span><text:span text:style-name="a2095" text:class-names=""><text:s text:c="1"/></text:span><text:span text:style-name="a2096" text:class-names="">життя</text:span><text:span text:style-name="a2097" text:class-names="">.<text:s text:c="1"/></text:span></text:p>
              </text:list-item>
            </text:list>
            <text:list text:style-name="a2122">
              <text:list-item>
                <text:p text:style-name="a2121" text:class-names="" text:cond-style-name=""><text:span text:style-name="a2100" text:class-names="">«Реклама –<text:s text:c="1"/></text:span><text:span text:style-name="a2101" text:class-names="">це</text:span><text:span text:style-name="a2102" text:class-names=""><text:s text:c="1"/>спектакль і<text:s text:c="1"/></text:span><text:span text:style-name="a2103" text:class-names="">він</text:span><text:span text:style-name="a2104" text:class-names=""><text:s text:c="1"/></text:span><text:span text:style-name="a2105" text:class-names="">збуджує</text:span><text:span text:style-name="a2106" text:class-names=""><text:s text:c="1"/>і<text:s text:c="1"/></text:span><text:span text:style-name="a2107" text:class-names="">це</text:span><text:span text:style-name="a2108" text:class-names=""><text:s text:c="1"/>все. Нам просто<text:s text:c="1"/></text:span><text:span text:style-name="a2109" text:class-names="">або</text:span><text:span text:style-name="a2110" text:class-names=""><text:s text:c="1"/></text:span><text:span text:style-name="a2111" text:class-names="">побдобається</text:span><text:span text:style-name="a2112" text:class-names=""><text:s text:c="1"/></text:span><text:span text:style-name="a2113" text:class-names="">дивитися</text:span><text:span text:style-name="a2114" text:class-names=""><text:s text:c="1"/>на<text:s text:c="1"/></text:span><text:span text:style-name="a2115" text:class-names="">ці</text:span><text:span text:style-name="a2116" text:class-names=""><text:s text:c="1"/>знаки,<text:s text:c="1"/></text:span><text:span text:style-name="a2117" text:class-names="">або</text:span><text:span text:style-name="a2118" text:class-names=""><text:s text:c="1"/>не<text:s text:c="1"/></text:span><text:span text:style-name="a2119" text:class-names="">подобається</text:span><text:span text:style-name="a2120" text:class-names="">.»</text:span></text:p>
              </text:list-item>
            </text:list>
            <text:list text:style-name="a2161">
              <text:list-item>
                <text:p text:style-name="a2160" text:class-names="" text:cond-style-name=""><text:span text:style-name="a2123" text:class-names="">«Ми<text:s text:c="1"/></text:span><text:span text:style-name="a2124" text:class-names="">всі</text:span><text:span text:style-name="a2125" text:class-names=""><text:s text:c="1"/></text:span><text:span text:style-name="a2126" text:class-names="">знаємо</text:span><text:span text:style-name="a2127" text:class-names=""><text:s text:c="1"/></text:span><text:span text:style-name="a2128" text:class-names="">що</text:span><text:span text:style-name="a2129" text:class-names=""><text:s text:c="1"/>образ<text:s text:c="1"/></text:span><text:span text:style-name="a2130" text:class-names="">політики</text:span><text:span text:style-name="a2131" text:class-names=""><text:s text:c="1"/></text:span><text:span text:style-name="a2132" text:class-names="">сфальсифікований</text:span><text:span text:style-name="a2133" text:class-names="">, тому ми просто<text:s text:c="1"/></text:span><text:span text:style-name="a2134" text:class-names="">отримуємо</text:span><text:span text:style-name="a2135" text:class-names=""><text:s text:c="1"/></text:span><text:span text:style-name="a2136" text:class-names="">задоволення</text:span><text:span text:style-name="a2137" text:class-names=""><text:s text:c="1"/></text:span><text:span text:style-name="a2138" text:class-names="">від</text:span><text:span text:style-name="a2139" text:class-names=""><text:s text:c="1"/>спектаклю, а сам<text:s text:c="1"/></text:span><text:span text:style-name="a2140" text:class-names="">його</text:span><text:span text:style-name="a2141" text:class-names=""><text:s text:c="1"/></text:span><text:span text:style-name="a2142" text:class-names="">зміст</text:span><text:span text:style-name="a2143" text:class-names=""><text:s text:c="1"/></text:span><text:span text:style-name="a2144" text:class-names="">ігноруємо</text:span><text:span text:style-name="a2145" text:class-names="">,<text:s text:c="1"/></text:span><text:span text:style-name="a2146" text:class-names="">вважаючи</text:span><text:span text:style-name="a2147" text:class-names="">,<text:s text:c="1"/></text:span><text:span text:style-name="a2148" text:class-names="">що</text:span><text:span text:style-name="a2149" text:class-names=""><text:s text:c="1"/>перед нами на<text:s text:c="1"/></text:span><text:span text:style-name="a2150" text:class-names="">екрані</text:span><text:span text:style-name="a2151" text:class-names=""><text:s text:c="1"/>«в<text:s text:c="1"/></text:span><text:span text:style-name="a2152" text:class-names="">який</text:span><text:span text:style-name="a2153" text:class-names=""><text:s text:c="1"/>раз<text:s text:c="1"/></text:span><text:span text:style-name="a2154" text:class-names="">знову</text:span><text:span text:style-name="a2155" text:class-names=""><text:s text:c="1"/></text:span><text:span text:style-name="a2156" text:class-names="">ці</text:span><text:span text:style-name="a2157" text:class-names=""><text:s text:c="1"/></text:span><text:span text:style-name="a2158" text:class-names="">політики</text:span><text:span text:style-name="a2159" text:class-names="">».</text:span></text:p>
              </text:list-item>
            </text:list>
            <text:list text:style-name="a2192">
              <text:list-item>
                <text:p text:style-name="a2191" text:class-names="" text:cond-style-name=""><text:span text:style-name="a2162" text:class-names="">«Ми<text:s text:c="1"/></text:span><text:span text:style-name="a2163" text:class-names="">виробляємо</text:span><text:span text:style-name="a2164" text:class-names=""><text:s text:c="1"/></text:span><text:span text:style-name="a2165" text:class-names="">образи</text:span><text:span text:style-name="a2166" text:class-names="">,<text:s text:c="1"/></text:span><text:span text:style-name="a2167" text:class-names="">які</text:span><text:span text:style-name="a2168" text:class-names=""><text:s text:c="1"/>не<text:s text:c="1"/></text:span><text:span text:style-name="a2169" text:class-names="">передають</text:span><text:span text:style-name="a2170" text:class-names=""><text:s text:c="1"/></text:span><text:span text:style-name="a2171" text:class-names="">ніякого</text:span><text:span text:style-name="a2172" text:class-names=""><text:s text:c="1"/></text:span><text:span text:style-name="a2173" text:class-names="">значення</text:span><text:span text:style-name="a2174" text:class-names="">.<text:s text:c="1"/></text:span><text:span text:style-name="a2175" text:class-names="">Факти</text:span><text:span text:style-name="a2176" text:class-names=""><text:s text:c="1"/>без<text:s text:c="1"/></text:span><text:span text:style-name="a2177" text:class-names="">значення</text:span><text:span text:style-name="a2178" text:class-names=""><text:s text:c="1"/>- фантики,<text:s text:c="1"/></text:span><text:span text:style-name="a2179" text:class-names="">несуть</text:span><text:span text:style-name="a2180" text:class-names=""><text:s text:c="1"/></text:span><text:span text:style-name="a2181" text:class-names="">задоволення</text:span><text:span text:style-name="a2182" text:class-names="">, але не<text:s text:c="1"/></text:span><text:span text:style-name="a2183" text:class-names="">мають</text:span><text:span text:style-name="a2184" text:class-names=""><text:s text:c="1"/></text:span><text:span text:style-name="a2185" text:class-names="">змісту</text:span><text:span text:style-name="a2186" text:class-names="">.<text:s text:c="1"/></text:span><text:span text:style-name="a2187" text:class-names="">Це</text:span><text:span text:style-name="a2188" text:class-names=""><text:s text:c="1"/>і є<text:s text:c="1"/></text:span><text:span text:style-name="a2189" text:class-names="">постсучасність</text:span><text:span text:style-name="a2190" text:class-names="">»<text:s text:c="1"/></text:span></text:p>
              </text:list-item>
            </text:list>
            <text:list text:style-name="a2209">
              <text:list-item>
                <text:p text:style-name="a2208" text:class-names="" text:cond-style-name=""><text:span text:style-name="a2193" text:class-names="">Бодріяр</text:span><text:span text:style-name="a2194" text:class-names="">, Жан.<text:s text:c="1"/></text:span><text:span text:style-name="a2195" text:class-names="">Симулякри</text:span><text:span text:style-name="a2196" text:class-names=""><text:s text:c="1"/>і<text:s text:c="1"/></text:span><text:span text:style-name="a2197" text:class-names="">симуляція</text:span><text:span text:style-name="a2198" text:class-names=""><text:s text:c="1"/>/ Пер. з фр. В.<text:s text:c="1"/></text:span><text:span text:style-name="a2199" text:class-names="">Ховхун</text:span><text:span text:style-name="a2200" text:class-names="">. — К.: Вид-во<text:s text:c="1"/></text:span><text:span text:style-name="a2201" text:class-names="">Соломії</text:span><text:span text:style-name="a2202" text:class-names=""><text:s text:c="1"/></text:span><text:span text:style-name="a2203" text:class-names="">Павличко</text:span><text:span text:style-name="a2204" text:class-names=""><text:s text:c="1"/>"</text:span><text:span text:style-name="a2205" text:class-names="">Основи</text:span><text:span text:style-name="a2206" text:class-names="">", 2004. — 230 с.</text:span><text:span text:style-name="a2207" text:class-names=""/></text:p>
              </text:list-item>
            </text:list>
            <text:list text:style-name="a2212">
              <text:list-item>
                <text:p text:style-name="a2211" text:class-names="" text:cond-style-name=""><text:span text:style-name="a2210" text:class-names=""/></text:p>
              </text:list-item>
            </text:list>
            <text:list text:style-name="a2215">
              <text:list-item>
                <text:p text:style-name="a2214" text:class-names="" text:cond-style-name=""><text:span text:style-name="a2213" text:class-names=""/></text:p>
              </text:list-item>
            </text:list>
            <text:list text:style-name="a2218">
              <text:list-item>
                <text:p text:style-name="a2217" text:class-names="" text:cond-style-name=""><text:span text:style-name="a2216" text:class-names=""/></text:p>
              </text:list-item>
            </text:list>
            <text:list text:style-name="a2221">
              <text:list-item>
                <text:p text:style-name="a2220" text:class-names="" text:cond-style-name=""><text:span text:style-name="a2219" text:class-names=""/></text:p>
              </text:list-item>
            </text:list>
            <text:list text:style-name="a2224">
              <text:list-item>
                <text:p text:style-name="a2223" text:class-names="" text:cond-style-name=""><text:span text:style-name="a2222" text:class-names=""/></text:p>
              </text:list-item>
            </text:list>
          </draw:text-box>
          <svg:title/>
          <svg:desc/>
        </draw:frame>
      </draw:page>
      <draw:page draw:name="Slide18" draw:style-name="a2226" draw:master-page-name="Master1-Layout2-obj-Title-and-Content" presentation:presentation-page-layout-name="Master1-PPL2" draw:id="Slide-273">
        <draw:frame draw:id="id90" presentation:style-name="a2230" draw:name="Title 1" svg:x="0in" svg:y="-0.08889in" svg:width="12.11111in" svg:height="0.83368in" presentation:class="title" presentation:placeholder="false">
          <draw:text-box>
            <text:p text:style-name="a2229" text:class-names="" text:cond-style-name=""><text:span text:style-name="a2227" text:class-names="">Рекомендована література</text:span><text:span text:style-name="a2228" text:class-names=""/></text:p>
          </draw:text-box>
          <svg:title/>
          <svg:desc/>
        </draw:frame>
        <draw:frame draw:id="id91" presentation:style-name="a2382" draw:name="Content Placeholder 2" svg:x="0in" svg:y="0.74479in" svg:width="12.41667in" svg:height="6.01042in" presentation:class="outline" presentation:placeholder="false">
          <draw:text-box>
            <text:list text:style-name="a2246">
              <text:list-item>
                <text:p text:style-name="a2245" text:class-names="" text:cond-style-name=""><text:span text:style-name="a2231" text:class-names="">Бодріяр</text:span><text:span text:style-name="a2232" text:class-names="">, Жан.<text:s text:c="1"/></text:span><text:span text:style-name="a2233" text:class-names="">Симулякри</text:span><text:span text:style-name="a2234" text:class-names=""><text:s text:c="1"/>і<text:s text:c="1"/></text:span><text:span text:style-name="a2235" text:class-names="">симуляція</text:span><text:span text:style-name="a2236" text:class-names=""><text:s text:c="1"/>/ Пер. з фр. В.<text:s text:c="1"/></text:span><text:span text:style-name="a2237" text:class-names="">Ховхун</text:span><text:span text:style-name="a2238" text:class-names="">. — К.: Вид-во<text:s text:c="1"/></text:span><text:span text:style-name="a2239" text:class-names="">Соломії</text:span><text:span text:style-name="a2240" text:class-names=""><text:s text:c="1"/></text:span><text:span text:style-name="a2241" text:class-names="">Павличко</text:span><text:span text:style-name="a2242" text:class-names=""><text:s text:c="1"/>"</text:span><text:span text:style-name="a2243" text:class-names="">Основи</text:span><text:span text:style-name="a2244" text:class-names="">", 2004. — 230 с.</text:span></text:p>
              </text:list-item>
            </text:list>
            <text:list text:style-name="a2250">
              <text:list-item>
                <text:p text:style-name="a2249" text:class-names="" text:cond-style-name=""><text:span text:style-name="a2247" text:class-names="">Гіденс</text:span><text:span text:style-name="a2248" text:class-names=""><text:s text:c="1"/>Е. Соціологія. Київ: Основи, 1999 – 835с.</text:span></text:p>
              </text:list-item>
            </text:list>
            <text:list text:style-name="a2253">
              <text:list-item>
                <text:p text:style-name="a2252" text:class-names="" text:cond-style-name=""><text:span text:style-name="a2251" text:class-names="">http://politics.ellib.org.ua/pages-cat-173.html</text:span></text:p>
              </text:list-item>
            </text:list>
            <text:list text:style-name="a2257">
              <text:list-item>
                <text:p text:style-name="a2256" text:class-names="" text:cond-style-name=""><text:span text:style-name="a2254" text:class-names="">Концептуалізація поняття «війна» в науковому дискурсі</text:span><text:span text:style-name="a2255" text:class-names=""/></text:p>
              </text:list-item>
            </text:list>
            <text:list text:style-name="a2268">
              <text:list-item>
                <text:p text:style-name="a2267" text:class-names="" text:cond-style-name=""><text:span text:style-name="a2258" text:class-names=""><text:a xlink:href="https://www.youtube.com/watch?v=2uxSXUSjQFc" text:style-name="" text:visited-style-name="">https://www.youtube.com/watch?v=2uxSXUSjQFc</text:a></text:span><text:span text:style-name="a2259" text:class-names=""><text:line-break/></text:span><text:span text:style-name="a2260" text:class-names="">Публічна</text:span><text:span text:style-name="a2261" text:class-names=""><text:s text:c="1"/></text:span><text:span text:style-name="a2262" text:class-names="">лекція</text:span><text:span text:style-name="a2263" text:class-names=""><text:s text:c="1"/></text:span><text:span text:style-name="a2264" text:class-names=""><text:a xlink:href="https://www.facebook.com/groups/357858547590315/user/100076147571510/?__cft__%5b0%5d=AZVZ8ic5ZPIrSrnvAZm7qrnaxn_t370MUy28gdaBq7gFDVF97rGVzkhhNtJlgYKON_nfJxTLFnv_34UUWUn2aMl7ZyPMc8mTwA1zH_wDHgmqiPhZnATKJhplnZVHKsFUVYD65v8NXXB_SsSNNIRhFUTpET0_p1xWnUGdNONyNRBO5Py9JFJOxTMsRyFvQ3XN8mcad40t1iAjcG3rEj6lFu6z&amp;__tn__=-%5dK-y-R" text:style-name="" text:visited-style-name="">Ярослав<text:s text:c="1"/></text:a></text:span><text:span text:style-name="a2265" text:class-names=""><text:a xlink:href="https://www.facebook.com/groups/357858547590315/user/100076147571510/?__cft__%5b0%5d=AZVZ8ic5ZPIrSrnvAZm7qrnaxn_t370MUy28gdaBq7gFDVF97rGVzkhhNtJlgYKON_nfJxTLFnv_34UUWUn2aMl7ZyPMc8mTwA1zH_wDHgmqiPhZnATKJhplnZVHKsFUVYD65v8NXXB_SsSNNIRhFUTpET0_p1xWnUGdNONyNRBO5Py9JFJOxTMsRyFvQ3XN8mcad40t1iAjcG3rEj6lFu6z&amp;__tn__=-%5dK-y-R" text:style-name="" text:visited-style-name="">Грицак</text:a></text:span><text:span text:style-name="a2266" text:class-names=""/></text:p>
              </text:list-item>
            </text:list>
            <text:list text:style-name="a2318">
              <text:list-item>
                <text:p text:style-name="a2317" text:class-names="" text:cond-style-name=""><text:span text:style-name="a2269" text:class-names="">Українське</text:span><text:span text:style-name="a2270" text:class-names=""><text:s text:c="1"/></text:span><text:span text:style-name="a2271" text:class-names="">суспільство</text:span><text:span text:style-name="a2272" text:class-names=""><text:s text:c="1"/>в<text:s text:c="1"/></text:span><text:span text:style-name="a2273" text:class-names="">умовах</text:span><text:span text:style-name="a2274" text:class-names=""><text:s text:c="1"/></text:span><text:span text:style-name="a2275" text:class-names="">війни</text:span><text:span text:style-name="a2276" text:class-names="">. 2022:<text:s text:c="1"/></text:span><text:span text:style-name="a2277" text:class-names="">Колективна</text:span><text:span text:style-name="a2278" text:class-names=""><text:s text:c="1"/></text:span><text:span text:style-name="a2279" text:class-names="">монографія</text:span><text:span text:style-name="a2280" text:class-names=""><text:s text:c="1"/>/ С.<text:s text:c="1"/></text:span><text:span text:style-name="a2281" text:class-names="">Дембіцький</text:span><text:span text:style-name="a2282" text:class-names="">, О.<text:s text:c="1"/></text:span><text:span text:style-name="a2283" text:class-names="">Злобіна</text:span><text:span text:style-name="a2284" text:class-names="">, Н.<text:s text:c="1"/></text:span><text:span text:style-name="a2285" text:class-names="">Костенко</text:span><text:span text:style-name="a2286" text:class-names=""><text:s text:c="1"/></text:span><text:span text:style-name="a2287" text:class-names="">та</text:span><text:span text:style-name="a2288" text:class-names=""><text:s text:c="1"/></text:span><text:span text:style-name="a2289" text:class-names="">ін</text:span><text:span text:style-name="a2290" text:class-names="">.;<text:s text:c="1"/></text:span><text:span text:style-name="a2291" text:class-names="">за</text:span><text:span text:style-name="a2292" text:class-names=""><text:s text:c="1"/></text:span><text:span text:style-name="a2293" text:class-names="">ред</text:span><text:span text:style-name="a2294" text:class-names="">.<text:s text:c="1"/></text:span><text:span text:style-name="a2295" text:class-names="">член</text:span><text:span text:style-name="a2296" text:class-names="">.-</text:span><text:span text:style-name="a2297" text:class-names="">кор</text:span><text:span text:style-name="a2298" text:class-names="">. НАН<text:s text:c="1"/></text:span><text:span text:style-name="a2299" text:class-names="">України</text:span><text:span text:style-name="a2300" text:class-names="">, д.<text:s text:c="1"/></text:span><text:span text:style-name="a2301" text:class-names="">філос</text:span><text:span text:style-name="a2302" text:class-names="">. н. Є.<text:s text:c="1"/></text:span><text:span text:style-name="a2303" text:class-names="">Головахи</text:span><text:span text:style-name="a2304" text:class-names="">, д.<text:s text:c="1"/></text:span><text:span text:style-name="a2305" text:class-names="">соц</text:span><text:span text:style-name="a2306" text:class-names="">. н. С.<text:s text:c="1"/></text:span><text:span text:style-name="a2307" text:class-names="">Макеєва</text:span><text:span text:style-name="a2308" text:class-names="">.<text:s text:c="1"/></text:span><text:span text:style-name="a2309" text:class-names="">Київ</text:span><text:span text:style-name="a2310" text:class-names="">:<text:s text:c="1"/></text:span><text:span text:style-name="a2311" text:class-names="">Інститут</text:span><text:span text:style-name="a2312" text:class-names=""><text:s text:c="1"/></text:span><text:span text:style-name="a2313" text:class-names="">соціології</text:span><text:span text:style-name="a2314" text:class-names=""><text:s text:c="1"/>НАН<text:s text:c="1"/></text:span><text:span text:style-name="a2315" text:class-names="">України</text:span><text:span text:style-name="a2316" text:class-names="">, 2022. 410 с.</text:span></text:p>
              </text:list-item>
            </text:list>
            <text:list text:style-name="a2378">
              <text:list-item>
                <text:p text:style-name="a2377" text:class-names="" text:cond-style-name=""><text:span text:style-name="a2319" text:class-names="">Українське</text:span><text:span text:style-name="a2320" text:class-names=""><text:s text:c="1"/></text:span><text:span text:style-name="a2321" text:class-names="">суспільство</text:span><text:span text:style-name="a2322" text:class-names=""><text:s text:c="1"/>в<text:s text:c="1"/></text:span><text:span text:style-name="a2323" text:class-names="">умовах</text:span><text:span text:style-name="a2324" text:class-names=""><text:s text:c="1"/></text:span><text:span text:style-name="a2325" text:class-names="">війни</text:span><text:span text:style-name="a2326" text:class-names="">.<text:s text:c="1"/></text:span><text:span text:style-name="a2327" text:class-names="">Рік</text:span><text:span text:style-name="a2328" text:class-names=""><text:s text:c="1"/>2023:<text:s text:c="1"/></text:span><text:span text:style-name="a2329" text:class-names="">Колективна</text:span><text:span text:style-name="a2330" text:class-names=""><text:s text:c="1"/></text:span><text:span text:style-name="a2331" text:class-names="">моно</text:span><text:span text:style-name="a2332" text:class-names=""><text:s text:c="1"/></text:span><text:span text:style-name="a2333" text:class-names="">графія</text:span><text:span text:style-name="a2334" text:class-names=""><text:s text:c="1"/>/ С.<text:s text:c="1"/></text:span><text:span text:style-name="a2335" text:class-names="">Дембіцький</text:span><text:span text:style-name="a2336" text:class-names="">, О.<text:s text:c="1"/></text:span><text:span text:style-name="a2337" text:class-names="">Зло</text:span><text:span text:style-name="a2338" text:class-names=""><text:s text:c="1"/></text:span><text:span text:style-name="a2339" text:class-names="">біна</text:span><text:span text:style-name="a2340" text:class-names="">, Н.<text:s text:c="1"/></text:span><text:span text:style-name="a2341" text:class-names="">Костенко</text:span><text:span text:style-name="a2342" text:class-names=""><text:s text:c="1"/></text:span><text:span text:style-name="a2343" text:class-names="">та</text:span><text:span text:style-name="a2344" text:class-names=""><text:s text:c="1"/></text:span><text:span text:style-name="a2345" text:class-names="">ін</text:span><text:span text:style-name="a2346" text:class-names="">.;<text:s text:c="1"/></text:span><text:span text:style-name="a2347" text:class-names="">за</text:span><text:span text:style-name="a2348" text:class-names=""><text:s text:c="1"/></text:span><text:span text:style-name="a2349" text:class-names="">ред</text:span><text:span text:style-name="a2350" text:class-names="">.<text:s text:c="1"/></text:span><text:span text:style-name="a2351" text:class-names="">член</text:span><text:span text:style-name="a2352" text:class-names="">.-</text:span><text:span text:style-name="a2353" text:class-names="">кор</text:span><text:span text:style-name="a2354" text:class-names="">. НАН<text:s text:c="1"/></text:span><text:span text:style-name="a2355" text:class-names="">Украї</text:span><text:span text:style-name="a2356" text:class-names=""><text:s text:c="1"/></text:span><text:span text:style-name="a2357" text:class-names="">ни</text:span><text:span text:style-name="a2358" text:class-names="">, д.<text:s text:c="1"/></text:span><text:span text:style-name="a2359" text:class-names="">філос</text:span><text:span text:style-name="a2360" text:class-names="">. н. Є.<text:s text:c="1"/></text:span><text:span text:style-name="a2361" text:class-names="">Гол</text:span><text:span text:style-name="a2362" text:class-names=""><text:s text:c="1"/></text:span><text:span text:style-name="a2363" text:class-names="">овахи</text:span><text:span text:style-name="a2364" text:class-names="">, д.<text:s text:c="1"/></text:span><text:span text:style-name="a2365" text:class-names="">соц</text:span><text:span text:style-name="a2366" text:class-names="">. н. С.<text:s text:c="1"/></text:span><text:span text:style-name="a2367" text:class-names="">Макеєва</text:span><text:span text:style-name="a2368" text:class-names="">.<text:s text:c="1"/></text:span><text:span text:style-name="a2369" text:class-names="">Київ</text:span><text:span text:style-name="a2370" text:class-names="">:<text:s text:c="1"/></text:span><text:span text:style-name="a2371" text:class-names="">Інститут</text:span><text:span text:style-name="a2372" text:class-names=""><text:s text:c="1"/></text:span><text:span text:style-name="a2373" text:class-names="">соціології</text:span><text:span text:style-name="a2374" text:class-names=""><text:s text:c="1"/>НАН<text:s text:c="1"/></text:span><text:span text:style-name="a2375" text:class-names="">України</text:span><text:span text:style-name="a2376" text:class-names="">, 2023. 343 с.</text:span></text:p>
              </text:list-item>
            </text:list>
            <text:list text:style-name="a2381">
              <text:list-item>
                <text:p text:style-name="a2380" text:class-names="" text:cond-style-name=""><text:span text:style-name="a237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7/04/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7/04/2024</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7/04/2024</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7/04/2024</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7/04/2024</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7/04/2024</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7/04/2024</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7/04/2024</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7/04/2024</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7/04/2024</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7/04/2024</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7/04/2024</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Суспільство як  цілісна система</dc:title>
    <meta:initial-creator>larisa kaminska</meta:initial-creator>
    <dc:creator>larisa kaminska</dc:creator>
    <meta:creation-date>2022-11-06T15:48:50Z</meta:creation-date>
    <dc:date>2024-04-18T05:19:56Z</dc:date>
    <meta:editing-cycles>63</meta:editing-cycles>
    <meta:editing-duration>PT319126S</meta:editing-duration>
    <meta:document-statistic meta:paragraph-count="164" meta:word-count="3913"/>
  </office:meta>
</office:document-meta>
</file>